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1" calcext:value-type="float">
            <text:p>1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2]-MIN([.$C$2:.$C$89])" office:value-type="float" office:value="5.7611" calcext:value-type="float">
            <text:p>5.7611</text:p>
          </table:table-cell>
          <table:table-cell table:formula="of:=MAX([.$D$2:.$D$89])-[.D2]" office:value-type="float" office:value="98.8799" calcext:value-type="float">
            <text:p>98.8799</text:p>
          </table:table-cell>
          <table:table-cell table:formula="of:=ROUND([.F2]/MAX([.$F$2:.$F$89])*224;0)" office:value-type="float" office:value="4" calcext:value-type="float">
            <text:p>4</text:p>
          </table:table-cell>
          <table:table-cell table:formula="of:=ROUND([.G2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2]; &quot;, &quot;&quot;y&quot;&quot;: &quot;; [.I2]; &quot; },&quot;)" office:value-type="string" office:string-value="{ &quot;flags&quot;: 4, &quot;matrix&quot;: [0, 0], &quot;x&quot;: 4, &quot;y&quot;: 60 }," calcext:value-type="string">
            <text:p>{ "flags": 4, "matrix": [0, 0], "x": 4, "y": 60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3]-MIN([.$C$2:.$C$89])" office:value-type="float" office:value="0.1663" calcext:value-type="float">
            <text:p>0.1663</text:p>
          </table:table-cell>
          <table:table-cell table:formula="of:=MAX([.$D$2:.$D$89])-[.D3]" office:value-type="float" office:value="60.8273" calcext:value-type="float">
            <text:p>60.8273</text:p>
          </table:table-cell>
          <table:table-cell table:formula="of:=ROUND([.F3]/MAX([.$F$2:.$F$89])*224;0)" office:value-type="float" office:value="0" calcext:value-type="float">
            <text:p>0</text:p>
          </table:table-cell>
          <table:table-cell table:formula="of:=ROUND([.G3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3]; &quot;, &quot;&quot;y&quot;&quot;: &quot;; [.I3]; &quot; },&quot;)" office:value-type="string" office:string-value="{ &quot;flags&quot;: 4, &quot;matrix&quot;: [0, 0], &quot;x&quot;: 0, &quot;y&quot;: 37 }," calcext:value-type="string">
            <text:p>{ "flags": 4, "matrix": [0, 0], "x": 0, "y": 37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4]-MIN([.$C$2:.$C$89])" office:value-type="float" office:value="5.0961" calcext:value-type="float">
            <text:p>5.0961</text:p>
          </table:table-cell>
          <table:table-cell table:formula="of:=MAX([.$D$2:.$D$89])-[.D4]" office:value-type="float" office:value="22.6828" calcext:value-type="float">
            <text:p>22.6828</text:p>
          </table:table-cell>
          <table:table-cell table:formula="of:=ROUND([.F4]/MAX([.$F$2:.$F$89])*224;0)" office:value-type="float" office:value="3" calcext:value-type="float">
            <text:p>3</text:p>
          </table:table-cell>
          <table:table-cell table:formula="of:=ROUND([.G4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4]; &quot;, &quot;&quot;y&quot;&quot;: &quot;; [.I4]; &quot; },&quot;)" office:value-type="string" office:string-value="{ &quot;flags&quot;: 4, &quot;matrix&quot;: [0, 0], &quot;x&quot;: 3, &quot;y&quot;: 14 }," calcext:value-type="string">
            <text:p>{ "flags": 4, "matrix": [0, 0], "x": 3, "y": 14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5]-MIN([.$C$2:.$C$89])" office:value-type="float" office:value="24.8103" calcext:value-type="float">
            <text:p>24.8103</text:p>
          </table:table-cell>
          <table:table-cell table:formula="of:=MAX([.$D$2:.$D$89])-[.D5]" office:value-type="float" office:value="98.7137" calcext:value-type="float">
            <text:p>98.7137</text:p>
          </table:table-cell>
          <table:table-cell table:formula="of:=ROUND([.F5]/MAX([.$F$2:.$F$89])*224;0)" office:value-type="float" office:value="16" calcext:value-type="float">
            <text:p>16</text:p>
          </table:table-cell>
          <table:table-cell table:formula="of:=ROUND([.G5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5]; &quot;, &quot;&quot;y&quot;&quot;: &quot;; [.I5]; &quot; },&quot;)" office:value-type="string" office:string-value="{ &quot;flags&quot;: 4, &quot;matrix&quot;: [0, 0], &quot;x&quot;: 16, &quot;y&quot;: 60 }," calcext:value-type="string">
            <text:p>{ "flags": 4, "matrix": [0, 0], "x": 16, "y": 60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6]-MIN([.$C$2:.$C$89])" office:value-type="float" office:value="24.4779" calcext:value-type="float">
            <text:p>24.4779</text:p>
          </table:table-cell>
          <table:table-cell table:formula="of:=MAX([.$D$2:.$D$89])-[.D6]" office:value-type="float" office:value="60.6151" calcext:value-type="float">
            <text:p>60.6151</text:p>
          </table:table-cell>
          <table:table-cell table:formula="of:=ROUND([.F6]/MAX([.$F$2:.$F$89])*224;0)" office:value-type="float" office:value="16" calcext:value-type="float">
            <text:p>16</text:p>
          </table:table-cell>
          <table:table-cell table:formula="of:=ROUND([.G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6]; &quot;, &quot;&quot;y&quot;&quot;: &quot;; [.I6]; &quot; },&quot;)" office:value-type="string" office:string-value="{ &quot;flags&quot;: 4, &quot;matrix&quot;: [0, 0], &quot;x&quot;: 16, &quot;y&quot;: 37 }," calcext:value-type="string">
            <text:p>{ "flags": 4, "matrix": [0, 0], "x": 16, "y": 37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24.1454" calcext:value-type="float">
            <text:p>24.1454</text:p>
          </table:table-cell>
          <table:table-cell table:formula="of:=MAX([.$D$2:.$D$89])-[.D7]" office:value-type="float" office:value="22.5166" calcext:value-type="float">
            <text:p>22.5166</text:p>
          </table:table-cell>
          <table:table-cell table:formula="of:=ROUND([.F7]/MAX([.$F$2:.$F$89])*224;0)" office:value-type="float" office:value="15" calcext:value-type="float">
            <text:p>15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7]; &quot;, &quot;&quot;y&quot;&quot;: &quot;; [.I7]; &quot; },&quot;)" office:value-type="string" office:string-value="{ &quot;flags&quot;: 4, &quot;matrix&quot;: [0, 0], &quot;x&quot;: 15, &quot;y&quot;: 14 }," calcext:value-type="string">
            <text:p>{ "flags": 4, "matrix": [0, 0], "x": 15, "y": 14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8]-MIN([.$C$2:.$C$89])" office:value-type="float" office:value="43.7556" calcext:value-type="float">
            <text:p>43.7556</text:p>
          </table:table-cell>
          <table:table-cell table:formula="of:=MAX([.$D$2:.$D$89])-[.D8]" office:value-type="float" office:value="96.5475" calcext:value-type="float">
            <text:p>96.5475</text:p>
          </table:table-cell>
          <table:table-cell table:formula="of:=ROUND([.F8]/MAX([.$F$2:.$F$89])*224;0)" office:value-type="float" office:value="28" calcext:value-type="float">
            <text:p>28</text:p>
          </table:table-cell>
          <table:table-cell table:formula="of:=ROUND([.G8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8]; &quot;, &quot;&quot;y&quot;&quot;: &quot;; [.I8]; &quot; },&quot;)" office:value-type="string" office:string-value="{ &quot;flags&quot;: 4, &quot;matrix&quot;: [0, 0], &quot;x&quot;: 28, &quot;y&quot;: 58 }," calcext:value-type="string">
            <text:p>{ "flags": 4, "matrix": [0, 0], "x": 28, "y": 58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0881" calcext:value-type="float">
            <text:p>44.0881</text:p>
          </table:table-cell>
          <table:table-cell table:formula="of:=MAX([.$D$2:.$D$89])-[.D9]" office:value-type="float" office:value="58.449" calcext:value-type="float">
            <text:p>58.449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9]; &quot;, &quot;&quot;y&quot;&quot;: &quot;; [.I9]; &quot; },&quot;)" office:value-type="string" office:string-value="{ &quot;flags&quot;: 4, &quot;matrix&quot;: [0, 0], &quot;x&quot;: 28, &quot;y&quot;: 35 }," calcext:value-type="string">
            <text:p>{ "flags": 4, "matrix": [0, 0], "x": 28, "y": 35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10]-MIN([.$C$2:.$C$89])" office:value-type="float" office:value="44.4206" calcext:value-type="float">
            <text:p>44.4206</text:p>
          </table:table-cell>
          <table:table-cell table:formula="of:=MAX([.$D$2:.$D$89])-[.D10]" office:value-type="float" office:value="20.3504" calcext:value-type="float">
            <text:p>20.3504</text:p>
          </table:table-cell>
          <table:table-cell table:formula="of:=ROUND([.F10]/MAX([.$F$2:.$F$89])*224;0)" office:value-type="float" office:value="28" calcext:value-type="float">
            <text:p>28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0]; &quot;, &quot;&quot;y&quot;&quot;: &quot;; [.I10]; &quot; },&quot;)" office:value-type="string" office:string-value="{ &quot;flags&quot;: 4, &quot;matrix&quot;: [0, 0], &quot;x&quot;: 28, &quot;y&quot;: 12 }," calcext:value-type="string">
            <text:p>{ "flags": 4, "matrix": [0, 0], "x": 28, "y": 12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11]-MIN([.$C$2:.$C$89])" office:value-type="float" office:value="62.727" calcext:value-type="float">
            <text:p>62.727</text:p>
          </table:table-cell>
          <table:table-cell table:formula="of:=MAX([.$D$2:.$D$89])-[.D11]" office:value-type="float" office:value="95.7123" calcext:value-type="float">
            <text:p>95.7123</text:p>
          </table:table-cell>
          <table:table-cell table:formula="of:=ROUND([.F11]/MAX([.$F$2:.$F$89])*224;0)" office:value-type="float" office:value="40" calcext:value-type="float">
            <text:p>40</text:p>
          </table:table-cell>
          <table:table-cell table:formula="of:=ROUND([.G11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11]; &quot;, &quot;&quot;y&quot;&quot;: &quot;; [.I11]; &quot; },&quot;)" office:value-type="string" office:string-value="{ &quot;flags&quot;: 4, &quot;matrix&quot;: [0, 0], &quot;x&quot;: 40, &quot;y&quot;: 58 }," calcext:value-type="string">
            <text:p>{ "flags": 4, "matrix": [0, 0], "x": 40, "y": 58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12]-MIN([.$C$2:.$C$89])" office:value-type="float" office:value="63.7244" calcext:value-type="float">
            <text:p>63.7244</text:p>
          </table:table-cell>
          <table:table-cell table:formula="of:=MAX([.$D$2:.$D$89])-[.D12]" office:value-type="float" office:value="57.6254" calcext:value-type="float">
            <text:p>57.6254</text:p>
          </table:table-cell>
          <table:table-cell table:formula="of:=ROUND([.F12]/MAX([.$F$2:.$F$89])*224;0)" office:value-type="float" office:value="40" calcext:value-type="float">
            <text:p>40</text:p>
          </table:table-cell>
          <table:table-cell table:formula="of:=ROUND([.G12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12]; &quot;, &quot;&quot;y&quot;&quot;: &quot;; [.I12]; &quot; },&quot;)" office:value-type="string" office:string-value="{ &quot;flags&quot;: 4, &quot;matrix&quot;: [0, 0], &quot;x&quot;: 40, &quot;y&quot;: 35 }," calcext:value-type="string">
            <text:p>{ "flags": 4, "matrix": [0, 0], "x": 40, "y": 35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3]-MIN([.$C$2:.$C$89])" office:value-type="float" office:value="64.7217" calcext:value-type="float">
            <text:p>64.7217</text:p>
          </table:table-cell>
          <table:table-cell table:formula="of:=MAX([.$D$2:.$D$89])-[.D13]" office:value-type="float" office:value="19.5384" calcext:value-type="float">
            <text:p>19.5384</text:p>
          </table:table-cell>
          <table:table-cell table:formula="of:=ROUND([.F13]/MAX([.$F$2:.$F$89])*224;0)" office:value-type="float" office:value="41" calcext:value-type="float">
            <text:p>41</text:p>
          </table:table-cell>
          <table:table-cell table:formula="of:=ROUND([.G13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3]; &quot;, &quot;&quot;y&quot;&quot;: &quot;; [.I13]; &quot; },&quot;)" office:value-type="string" office:string-value="{ &quot;flags&quot;: 4, &quot;matrix&quot;: [0, 0], &quot;x&quot;: 41, &quot;y&quot;: 12 }," calcext:value-type="string">
            <text:p>{ "flags": 4, "matrix": [0, 0], "x": 41, "y": 12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14]-MIN([.$C$2:.$C$89])" office:value-type="float" office:value="83.3197" calcext:value-type="float">
            <text:p>83.3197</text:p>
          </table:table-cell>
          <table:table-cell table:formula="of:=MAX([.$D$2:.$D$89])-[.D14]" office:value-type="float" office:value="59.1439" calcext:value-type="float">
            <text:p>59.1439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4]; &quot;, &quot;&quot;y&quot;&quot;: &quot;; [.I14]; &quot; },&quot;)" office:value-type="string" office:string-value="{ &quot;flags&quot;: 4, &quot;matrix&quot;: [0, 0], &quot;x&quot;: 53, &quot;y&quot;: 36 }," calcext:value-type="string">
            <text:p>{ "flags": 4, "matrix": [0, 0], "x": 53, "y": 36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5]-MIN([.$C$2:.$C$89])" office:value-type="float" office:value="84.9816" calcext:value-type="float">
            <text:p>84.9816</text:p>
          </table:table-cell>
          <table:table-cell table:formula="of:=MAX([.$D$2:.$D$89])-[.D15]" office:value-type="float" office:value="21.0801" calcext:value-type="float">
            <text:p>21.0801</text:p>
          </table:table-cell>
          <table:table-cell table:formula="of:=ROUND([.F15]/MAX([.$F$2:.$F$89])*224;0)" office:value-type="float" office:value="54" calcext:value-type="float">
            <text:p>54</text:p>
          </table:table-cell>
          <table:table-cell table:formula="of:=ROUND([.G1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5]; &quot;, &quot;&quot;y&quot;&quot;: &quot;; [.I15]; &quot; },&quot;)" office:value-type="string" office:string-value="{ &quot;flags&quot;: 4, &quot;matrix&quot;: [0, 0], &quot;x&quot;: 54, &quot;y&quot;: 13 }," calcext:value-type="string">
            <text:p>{ "flags": 4, "matrix": [0, 0], "x": 54, "y": 13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16]-MIN([.$C$2:.$C$89])" office:value-type="float" office:value="99.1589" calcext:value-type="float">
            <text:p>99.1589</text:p>
          </table:table-cell>
          <table:table-cell table:formula="of:=MAX([.$D$2:.$D$89])-[.D16]" office:value-type="float" office:value="98.2154" calcext:value-type="float">
            <text:p>98.2154</text:p>
          </table:table-cell>
          <table:table-cell table:formula="of:=ROUND([.F16]/MAX([.$F$2:.$F$89])*224;0)" office:value-type="float" office:value="63" calcext:value-type="float">
            <text:p>63</text:p>
          </table:table-cell>
          <table:table-cell table:formula="of:=ROUND([.G16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6]; &quot;, &quot;&quot;y&quot;&quot;: &quot;; [.I16]; &quot; },&quot;)" office:value-type="string" office:string-value="{ &quot;flags&quot;: 4, &quot;matrix&quot;: [0, 0], &quot;x&quot;: 63, &quot;y&quot;: 59 }," calcext:value-type="string">
            <text:p>{ "flags": 4, "matrix": [0, 0], "x": 63, "y": 59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17]-MIN([.$C$2:.$C$89])" office:value-type="float" office:value="102.4851" calcext:value-type="float">
            <text:p>102.4851</text:p>
          </table:table-cell>
          <table:table-cell table:formula="of:=MAX([.$D$2:.$D$89])-[.D17]" office:value-type="float" office:value="60.2312" calcext:value-type="float">
            <text:p>60.2312</text:p>
          </table:table-cell>
          <table:table-cell table:formula="of:=ROUND([.F17]/MAX([.$F$2:.$F$89])*224;0)" office:value-type="float" office:value="65" calcext:value-type="float">
            <text:p>65</text:p>
          </table:table-cell>
          <table:table-cell table:formula="of:=ROUND([.G17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7]; &quot;, &quot;&quot;y&quot;&quot;: &quot;; [.I17]; &quot; },&quot;)" office:value-type="string" office:string-value="{ &quot;flags&quot;: 4, &quot;matrix&quot;: [0, 0], &quot;x&quot;: 65, &quot;y&quot;: 36 }," calcext:value-type="string">
            <text:p>{ "flags": 4, "matrix": [0, 0], "x": 65, "y": 36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8]-MIN([.$C$2:.$C$89])" office:value-type="float" office:value="104.3131" calcext:value-type="float">
            <text:p>104.3131</text:p>
          </table:table-cell>
          <table:table-cell table:formula="of:=MAX([.$D$2:.$D$89])-[.D18]" office:value-type="float" office:value="22.1751" calcext:value-type="float">
            <text:p>22.1751</text:p>
          </table:table-cell>
          <table:table-cell table:formula="of:=ROUND([.F18]/MAX([.$F$2:.$F$89])*224;0)" office:value-type="float" office:value="66" calcext:value-type="float">
            <text:p>66</text:p>
          </table:table-cell>
          <table:table-cell table:formula="of:=ROUND([.G1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8]; &quot;, &quot;&quot;y&quot;&quot;: &quot;; [.I18]; &quot; },&quot;)" office:value-type="string" office:string-value="{ &quot;flags&quot;: 4, &quot;matrix&quot;: [0, 0], &quot;x&quot;: 66, &quot;y&quot;: 13 }," calcext:value-type="string">
            <text:p>{ "flags": 4, "matrix": [0, 0], "x": 66, "y": 13 },</text:p>
          </table:table-cell>
        </table:table-row>
        <table:table-row table:style-name="ro1">
          <table:table-cell office:value-type="string" calcext:value-type="string">
            <text:p>KLED18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19]-MIN([.$C$2:.$C$89])" office:value-type="float" office:value="155.0797" calcext:value-type="float">
            <text:p>155.0797</text:p>
          </table:table-cell>
          <table:table-cell table:formula="of:=MAX([.$D$2:.$D$89])-[.D19]" office:value-type="float" office:value="98.2067" calcext:value-type="float">
            <text:p>98.2067</text:p>
          </table:table-cell>
          <table:table-cell table:formula="of:=ROUND([.F19]/MAX([.$F$2:.$F$89])*224;0)" office:value-type="float" office:value="98" calcext:value-type="float">
            <text:p>98</text:p>
          </table:table-cell>
          <table:table-cell table:formula="of:=ROUND([.G19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9]; &quot;, &quot;&quot;y&quot;&quot;: &quot;; [.I19]; &quot; },&quot;)" office:value-type="string" office:string-value="{ &quot;flags&quot;: 4, &quot;matrix&quot;: [0, 0], &quot;x&quot;: 98, &quot;y&quot;: 59 }," calcext:value-type="string">
            <text:p>{ "flags": 4, "matrix": [0, 0], "x": 98, "y": 59 },</text:p>
          </table:table-cell>
        </table:table-row>
        <table:table-row table:style-name="ro1">
          <table:table-cell office:value-type="string" calcext:value-type="string">
            <text:p>KLED19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20]-MIN([.$C$2:.$C$89])" office:value-type="float" office:value="151.7535" calcext:value-type="float">
            <text:p>151.7535</text:p>
          </table:table-cell>
          <table:table-cell table:formula="of:=MAX([.$D$2:.$D$89])-[.D20]" office:value-type="float" office:value="60.2226" calcext:value-type="float">
            <text:p>60.2226</text:p>
          </table:table-cell>
          <table:table-cell table:formula="of:=ROUND([.F20]/MAX([.$F$2:.$F$89])*224;0)" office:value-type="float" office:value="96" calcext:value-type="float">
            <text:p>96</text:p>
          </table:table-cell>
          <table:table-cell table:formula="of:=ROUND([.G20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0]; &quot;, &quot;&quot;y&quot;&quot;: &quot;; [.I20]; &quot; },&quot;)" office:value-type="string" office:string-value="{ &quot;flags&quot;: 4, &quot;matrix&quot;: [0, 0], &quot;x&quot;: 96, &quot;y&quot;: 36 }," calcext:value-type="string">
            <text:p>{ "flags": 4, "matrix": [0, 0], "x": 96, "y": 36 },</text:p>
          </table:table-cell>
        </table:table-row>
        <table:table-row table:style-name="ro1">
          <table:table-cell office:value-type="string" calcext:value-type="string">
            <text:p>KLED20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21]-MIN([.$C$2:.$C$89])" office:value-type="float" office:value="149.9255" calcext:value-type="float">
            <text:p>149.9255</text:p>
          </table:table-cell>
          <table:table-cell table:formula="of:=MAX([.$D$2:.$D$89])-[.D21]" office:value-type="float" office:value="22.1664" calcext:value-type="float">
            <text:p>22.1664</text:p>
          </table:table-cell>
          <table:table-cell table:formula="of:=ROUND([.F21]/MAX([.$F$2:.$F$89])*224;0)" office:value-type="float" office:value="95" calcext:value-type="float">
            <text:p>95</text:p>
          </table:table-cell>
          <table:table-cell table:formula="of:=ROUND([.G21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1]; &quot;, &quot;&quot;y&quot;&quot;: &quot;; [.I21]; &quot; },&quot;)" office:value-type="string" office:string-value="{ &quot;flags&quot;: 4, &quot;matrix&quot;: [0, 0], &quot;x&quot;: 95, &quot;y&quot;: 13 }," calcext:value-type="string">
            <text:p>{ "flags": 4, "matrix": [0, 0], "x": 95, "y": 13 },</text:p>
          </table:table-cell>
        </table:table-row>
        <table:table-row table:style-name="ro1">
          <table:table-cell office:value-type="string" calcext:value-type="string">
            <text:p>KLED21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22]-MIN([.$C$2:.$C$89])" office:value-type="float" office:value="170.7695" calcext:value-type="float">
            <text:p>170.7695</text:p>
          </table:table-cell>
          <table:table-cell table:formula="of:=MAX([.$D$2:.$D$89])-[.D22]" office:value-type="float" office:value="59.0589" calcext:value-type="float">
            <text:p>59.0589</text:p>
          </table:table-cell>
          <table:table-cell table:formula="of:=ROUND([.F22]/MAX([.$F$2:.$F$89])*224;0)" office:value-type="float" office:value="108" calcext:value-type="float">
            <text:p>108</text:p>
          </table:table-cell>
          <table:table-cell table:formula="of:=ROUND([.G2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2]; &quot;, &quot;&quot;y&quot;&quot;: &quot;; [.I22]; &quot; },&quot;)" office:value-type="string" office:string-value="{ &quot;flags&quot;: 4, &quot;matrix&quot;: [0, 0], &quot;x&quot;: 108, &quot;y&quot;: 36 }," calcext:value-type="string">
            <text:p>{ "flags": 4, "matrix": [0, 0], "x": 108, "y": 36 },</text:p>
          </table:table-cell>
        </table:table-row>
        <table:table-row table:style-name="ro1">
          <table:table-cell office:value-type="string" calcext:value-type="string">
            <text:p>KLED22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23]-MIN([.$C$2:.$C$89])" office:value-type="float" office:value="168.9416" calcext:value-type="float">
            <text:p>168.9416</text:p>
          </table:table-cell>
          <table:table-cell table:formula="of:=MAX([.$D$2:.$D$89])-[.D23]" office:value-type="float" office:value="21.0027" calcext:value-type="float">
            <text:p>21.0027</text:p>
          </table:table-cell>
          <table:table-cell table:formula="of:=ROUND([.F23]/MAX([.$F$2:.$F$89])*224;0)" office:value-type="float" office:value="107" calcext:value-type="float">
            <text:p>107</text:p>
          </table:table-cell>
          <table:table-cell table:formula="of:=ROUND([.G2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3]; &quot;, &quot;&quot;y&quot;&quot;: &quot;; [.I23]; &quot; },&quot;)" office:value-type="string" office:string-value="{ &quot;flags&quot;: 4, &quot;matrix&quot;: [0, 0], &quot;x&quot;: 107, &quot;y&quot;: 13 }," calcext:value-type="string">
            <text:p>{ "flags": 4, "matrix": [0, 0], "x": 107, "y": 13 },</text:p>
          </table:table-cell>
        </table:table-row>
        <table:table-row table:style-name="ro1">
          <table:table-cell office:value-type="string" calcext:value-type="string">
            <text:p>KLED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24]-MIN([.$C$2:.$C$89])" office:value-type="float" office:value="191.4911" calcext:value-type="float">
            <text:p>191.4911</text:p>
          </table:table-cell>
          <table:table-cell table:formula="of:=MAX([.$D$2:.$D$89])-[.D24]" office:value-type="float" office:value="95.2056" calcext:value-type="float">
            <text:p>95.2056</text:p>
          </table:table-cell>
          <table:table-cell table:formula="of:=ROUND([.F24]/MAX([.$F$2:.$F$89])*224;0)" office:value-type="float" office:value="121" calcext:value-type="float">
            <text:p>121</text:p>
          </table:table-cell>
          <table:table-cell table:formula="of:=ROUND([.G24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4]; &quot;, &quot;&quot;y&quot;&quot;: &quot;; [.I24]; &quot; },&quot;)" office:value-type="string" office:string-value="{ &quot;flags&quot;: 4, &quot;matrix&quot;: [0, 0], &quot;x&quot;: 121, &quot;y&quot;: 58 }," calcext:value-type="string">
            <text:p>{ "flags": 4, "matrix": [0, 0], "x": 121, "y": 58 },</text:p>
          </table:table-cell>
        </table:table-row>
        <table:table-row table:style-name="ro1">
          <table:table-cell office:value-type="string" calcext:value-type="string">
            <text:p>KLED24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25]-MIN([.$C$2:.$C$89])" office:value-type="float" office:value="190.3276" calcext:value-type="float">
            <text:p>190.3276</text:p>
          </table:table-cell>
          <table:table-cell table:formula="of:=MAX([.$D$2:.$D$89])-[.D25]" office:value-type="float" office:value="57.1233" calcext:value-type="float">
            <text:p>57.1233</text:p>
          </table:table-cell>
          <table:table-cell table:formula="of:=ROUND([.F25]/MAX([.$F$2:.$F$89])*224;0)" office:value-type="float" office:value="121" calcext:value-type="float">
            <text:p>121</text:p>
          </table:table-cell>
          <table:table-cell table:formula="of:=ROUND([.G25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5]; &quot;, &quot;&quot;y&quot;&quot;: &quot;; [.I25]; &quot; },&quot;)" office:value-type="string" office:string-value="{ &quot;flags&quot;: 4, &quot;matrix&quot;: [0, 0], &quot;x&quot;: 121, &quot;y&quot;: 35 }," calcext:value-type="string">
            <text:p>{ "flags": 4, "matrix": [0, 0], "x": 121, "y": 35 },</text:p>
          </table:table-cell>
        </table:table-row>
        <table:table-row table:style-name="ro1">
          <table:table-cell office:value-type="string" calcext:value-type="string">
            <text:p>KLED25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26]-MIN([.$C$2:.$C$89])" office:value-type="float" office:value="189.164" calcext:value-type="float">
            <text:p>189.164</text:p>
          </table:table-cell>
          <table:table-cell table:formula="of:=MAX([.$D$2:.$D$89])-[.D26]" office:value-type="float" office:value="19.0411" calcext:value-type="float">
            <text:p>19.0411</text:p>
          </table:table-cell>
          <table:table-cell table:formula="of:=ROUND([.F26]/MAX([.$F$2:.$F$89])*224;0)" office:value-type="float" office:value="120" calcext:value-type="float">
            <text:p>120</text:p>
          </table:table-cell>
          <table:table-cell table:formula="of:=ROUND([.G26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6]; &quot;, &quot;&quot;y&quot;&quot;: &quot;; [.I26]; &quot; },&quot;)" office:value-type="string" office:string-value="{ &quot;flags&quot;: 4, &quot;matrix&quot;: [0, 0], &quot;x&quot;: 120, &quot;y&quot;: 12 }," calcext:value-type="string">
            <text:p>{ "flags": 4, "matrix": [0, 0], "x": 120, "y": 12 },</text:p>
          </table:table-cell>
        </table:table-row>
        <table:table-row table:style-name="ro1">
          <table:table-cell office:value-type="string" calcext:value-type="string">
            <text:p>KLED26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27]-MIN([.$C$2:.$C$89])" office:value-type="float" office:value="210.4762" calcext:value-type="float">
            <text:p>210.4762</text:p>
          </table:table-cell>
          <table:table-cell table:formula="of:=MAX([.$D$2:.$D$89])-[.D27]" office:value-type="float" office:value="95.6252" calcext:value-type="float">
            <text:p>95.6252</text:p>
          </table:table-cell>
          <table:table-cell table:formula="of:=ROUND([.F27]/MAX([.$F$2:.$F$89])*224;0)" office:value-type="float" office:value="133" calcext:value-type="float">
            <text:p>133</text:p>
          </table:table-cell>
          <table:table-cell table:formula="of:=ROUND([.G27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7]; &quot;, &quot;&quot;y&quot;&quot;: &quot;; [.I27]; &quot; },&quot;)" office:value-type="string" office:string-value="{ &quot;flags&quot;: 4, &quot;matrix&quot;: [0, 0], &quot;x&quot;: 133, &quot;y&quot;: 58 }," calcext:value-type="string">
            <text:p>{ "flags": 4, "matrix": [0, 0], "x": 133, "y": 58 },</text:p>
          </table:table-cell>
        </table:table-row>
        <table:table-row table:style-name="ro1">
          <table:table-cell office:value-type="string" calcext:value-type="string">
            <text:p>KLED27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28]-MIN([.$C$2:.$C$89])" office:value-type="float" office:value="209.9775" calcext:value-type="float">
            <text:p>209.9775</text:p>
          </table:table-cell>
          <table:table-cell table:formula="of:=MAX([.$D$2:.$D$89])-[.D28]" office:value-type="float" office:value="57.5285" calcext:value-type="float">
            <text:p>57.5285</text:p>
          </table:table-cell>
          <table:table-cell table:formula="of:=ROUND([.F28]/MAX([.$F$2:.$F$89])*224;0)" office:value-type="float" office:value="133" calcext:value-type="float">
            <text:p>133</text:p>
          </table:table-cell>
          <table:table-cell table:formula="of:=ROUND([.G28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8]; &quot;, &quot;&quot;y&quot;&quot;: &quot;; [.I28]; &quot; },&quot;)" office:value-type="string" office:string-value="{ &quot;flags&quot;: 4, &quot;matrix&quot;: [0, 0], &quot;x&quot;: 133, &quot;y&quot;: 35 }," calcext:value-type="string">
            <text:p>{ "flags": 4, "matrix": [0, 0], "x": 133, "y": 35 },</text:p>
          </table:table-cell>
        </table:table-row>
        <table:table-row table:style-name="ro1">
          <table:table-cell office:value-type="string" calcext:value-type="string">
            <text:p>KLED28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29]-MIN([.$C$2:.$C$89])" office:value-type="float" office:value="209.4788" calcext:value-type="float">
            <text:p>209.4788</text:p>
          </table:table-cell>
          <table:table-cell table:formula="of:=MAX([.$D$2:.$D$89])-[.D29]" office:value-type="float" office:value="19.4317" calcext:value-type="float">
            <text:p>19.4317</text:p>
          </table:table-cell>
          <table:table-cell table:formula="of:=ROUND([.F29]/MAX([.$F$2:.$F$89])*224;0)" office:value-type="float" office:value="133" calcext:value-type="float">
            <text:p>133</text:p>
          </table:table-cell>
          <table:table-cell table:formula="of:=ROUND([.G29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9]; &quot;, &quot;&quot;y&quot;&quot;: &quot;; [.I29]; &quot; },&quot;)" office:value-type="string" office:string-value="{ &quot;flags&quot;: 4, &quot;matrix&quot;: [0, 0], &quot;x&quot;: 133, &quot;y&quot;: 12 }," calcext:value-type="string">
            <text:p>{ "flags": 4, "matrix": [0, 0], "x": 133, "y": 12 },</text:p>
          </table:table-cell>
        </table:table-row>
        <table:table-row table:style-name="ro1">
          <table:table-cell office:value-type="string" calcext:value-type="string">
            <text:p>KLED29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0]-MIN([.$C$2:.$C$89])" office:value-type="float" office:value="229.4642" calcext:value-type="float">
            <text:p>229.4642</text:p>
          </table:table-cell>
          <table:table-cell table:formula="of:=MAX([.$D$2:.$D$89])-[.D30]" office:value-type="float" office:value="97.3761" calcext:value-type="float">
            <text:p>97.3761</text:p>
          </table:table-cell>
          <table:table-cell table:formula="of:=ROUND([.F30]/MAX([.$F$2:.$F$89])*224;0)" office:value-type="float" office:value="145" calcext:value-type="float">
            <text:p>145</text:p>
          </table:table-cell>
          <table:table-cell table:formula="of:=ROUND([.G30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0]; &quot;, &quot;&quot;y&quot;&quot;: &quot;; [.I30]; &quot; },&quot;)" office:value-type="string" office:string-value="{ &quot;flags&quot;: 4, &quot;matrix&quot;: [0, 0], &quot;x&quot;: 145, &quot;y&quot;: 59 }," calcext:value-type="string">
            <text:p>{ "flags": 4, "matrix": [0, 0], "x": 145, "y": 59 },</text:p>
          </table:table-cell>
        </table:table-row>
        <table:table-row table:style-name="ro1">
          <table:table-cell office:value-type="string" calcext:value-type="string">
            <text:p>KLED30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31]-MIN([.$C$2:.$C$89])" office:value-type="float" office:value="229.6304" calcext:value-type="float">
            <text:p>229.6304</text:p>
          </table:table-cell>
          <table:table-cell table:formula="of:=MAX([.$D$2:.$D$89])-[.D31]" office:value-type="float" office:value="59.2764" calcext:value-type="float">
            <text:p>59.2764</text:p>
          </table:table-cell>
          <table:table-cell table:formula="of:=ROUND([.F31]/MAX([.$F$2:.$F$89])*224;0)" office:value-type="float" office:value="145" calcext:value-type="float">
            <text:p>145</text:p>
          </table:table-cell>
          <table:table-cell table:formula="of:=ROUND([.G31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1]; &quot;, &quot;&quot;y&quot;&quot;: &quot;; [.I31]; &quot; },&quot;)" office:value-type="string" office:string-value="{ &quot;flags&quot;: 4, &quot;matrix&quot;: [0, 0], &quot;x&quot;: 145, &quot;y&quot;: 36 }," calcext:value-type="string">
            <text:p>{ "flags": 4, "matrix": [0, 0], "x": 145, "y": 36 },</text:p>
          </table:table-cell>
        </table:table-row>
        <table:table-row table:style-name="ro1">
          <table:table-cell office:value-type="string" calcext:value-type="string">
            <text:p>KLED31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32]-MIN([.$C$2:.$C$89])" office:value-type="float" office:value="229.7966" calcext:value-type="float">
            <text:p>229.7966</text:p>
          </table:table-cell>
          <table:table-cell table:formula="of:=MAX([.$D$2:.$D$89])-[.D32]" office:value-type="float" office:value="21.1768" calcext:value-type="float">
            <text:p>21.1768</text:p>
          </table:table-cell>
          <table:table-cell table:formula="of:=ROUND([.F32]/MAX([.$F$2:.$F$89])*224;0)" office:value-type="float" office:value="146" calcext:value-type="float">
            <text:p>146</text:p>
          </table:table-cell>
          <table:table-cell table:formula="of:=ROUND([.G32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2]; &quot;, &quot;&quot;y&quot;&quot;: &quot;; [.I32]; &quot; },&quot;)" office:value-type="string" office:string-value="{ &quot;flags&quot;: 4, &quot;matrix&quot;: [0, 0], &quot;x&quot;: 146, &quot;y&quot;: 13 }," calcext:value-type="string">
            <text:p>{ "flags": 4, "matrix": [0, 0], "x": 146, "y": 13 },</text:p>
          </table:table-cell>
        </table:table-row>
        <table:table-row table:style-name="ro1">
          <table:table-cell office:value-type="string" calcext:value-type="string">
            <text:p>KLED32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33]-MIN([.$C$2:.$C$89])" office:value-type="float" office:value="248.514" calcext:value-type="float">
            <text:p>248.514</text:p>
          </table:table-cell>
          <table:table-cell table:formula="of:=MAX([.$D$2:.$D$89])-[.D33]" office:value-type="float" office:value="97.4592" calcext:value-type="float">
            <text:p>97.4592</text:p>
          </table:table-cell>
          <table:table-cell table:formula="of:=ROUND([.F33]/MAX([.$F$2:.$F$89])*224;0)" office:value-type="float" office:value="157" calcext:value-type="float">
            <text:p>157</text:p>
          </table:table-cell>
          <table:table-cell table:formula="of:=ROUND([.G33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3]; &quot;, &quot;&quot;y&quot;&quot;: &quot;; [.I33]; &quot; },&quot;)" office:value-type="string" office:string-value="{ &quot;flags&quot;: 4, &quot;matrix&quot;: [0, 0], &quot;x&quot;: 157, &quot;y&quot;: 59 }," calcext:value-type="string">
            <text:p>{ "flags": 4, "matrix": [0, 0], "x": 157, "y": 59 },</text:p>
          </table:table-cell>
        </table:table-row>
        <table:table-row table:style-name="ro1">
          <table:table-cell office:value-type="string" calcext:value-type="string">
            <text:p>KLED33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34]-MIN([.$C$2:.$C$89])" office:value-type="float" office:value="248.6802" calcext:value-type="float">
            <text:p>248.6802</text:p>
          </table:table-cell>
          <table:table-cell table:formula="of:=MAX([.$D$2:.$D$89])-[.D34]" office:value-type="float" office:value="59.3596" calcext:value-type="float">
            <text:p>59.3596</text:p>
          </table:table-cell>
          <table:table-cell table:formula="of:=ROUND([.F34]/MAX([.$F$2:.$F$89])*224;0)" office:value-type="float" office:value="157" calcext:value-type="float">
            <text:p>157</text:p>
          </table:table-cell>
          <table:table-cell table:formula="of:=ROUND([.G3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4]; &quot;, &quot;&quot;y&quot;&quot;: &quot;; [.I34]; &quot; },&quot;)" office:value-type="string" office:string-value="{ &quot;flags&quot;: 4, &quot;matrix&quot;: [0, 0], &quot;x&quot;: 157, &quot;y&quot;: 36 }," calcext:value-type="string">
            <text:p>{ "flags": 4, "matrix": [0, 0], "x": 157, "y": 36 },</text:p>
          </table:table-cell>
        </table:table-row>
        <table:table-row table:style-name="ro1">
          <table:table-cell office:value-type="string" calcext:value-type="string">
            <text:p>KLED34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35]-MIN([.$C$2:.$C$89])" office:value-type="float" office:value="248.8465" calcext:value-type="float">
            <text:p>248.8465</text:p>
          </table:table-cell>
          <table:table-cell table:formula="of:=MAX([.$D$2:.$D$89])-[.D35]" office:value-type="float" office:value="21.2599" calcext:value-type="float">
            <text:p>21.2599</text:p>
          </table:table-cell>
          <table:table-cell table:formula="of:=ROUND([.F35]/MAX([.$F$2:.$F$89])*224;0)" office:value-type="float" office:value="158" calcext:value-type="float">
            <text:p>158</text:p>
          </table:table-cell>
          <table:table-cell table:formula="of:=ROUND([.G3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5]; &quot;, &quot;&quot;y&quot;&quot;: &quot;; [.I35]; &quot; },&quot;)" office:value-type="string" office:string-value="{ &quot;flags&quot;: 4, &quot;matrix&quot;: [0, 0], &quot;x&quot;: 158, &quot;y&quot;: 13 }," calcext:value-type="string">
            <text:p>{ "flags": 4, "matrix": [0, 0], "x": 158, "y": 13 },</text:p>
          </table:table-cell>
        </table:table-row>
        <table:table-row table:style-name="ro1">
          <table:table-cell office:value-type="string" calcext:value-type="string">
            <text:p>KLED35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36]-MIN([.$C$2:.$C$89])" office:value-type="float" office:value="273.0925" calcext:value-type="float">
            <text:p>273.0925</text:p>
          </table:table-cell>
          <table:table-cell table:formula="of:=MAX([.$D$2:.$D$89])-[.D36]" office:value-type="float" office:value="59.4661" calcext:value-type="float">
            <text:p>59.4661</text:p>
          </table:table-cell>
          <table:table-cell table:formula="of:=ROUND([.F36]/MAX([.$F$2:.$F$89])*224;0)" office:value-type="float" office:value="173" calcext:value-type="float">
            <text:p>173</text:p>
          </table:table-cell>
          <table:table-cell table:formula="of:=ROUND([.G36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6]; &quot;, &quot;&quot;y&quot;&quot;: &quot;; [.I36]; &quot; },&quot;)" office:value-type="string" office:string-value="{ &quot;flags&quot;: 4, &quot;matrix&quot;: [0, 0], &quot;x&quot;: 173, &quot;y&quot;: 36 }," calcext:value-type="string">
            <text:p>{ "flags": 4, "matrix": [0, 0], "x": 173, "y": 36 },</text:p>
          </table:table-cell>
        </table:table-row>
        <table:table-row table:style-name="ro1">
          <table:table-cell office:value-type="string" calcext:value-type="string">
            <text:p>KLED36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37]-MIN([.$C$2:.$C$89])" office:value-type="float" office:value="267.8963" calcext:value-type="float">
            <text:p>267.8963</text:p>
          </table:table-cell>
          <table:table-cell table:formula="of:=MAX([.$D$2:.$D$89])-[.D37]" office:value-type="float" office:value="21.343" calcext:value-type="float">
            <text:p>21.343</text:p>
          </table:table-cell>
          <table:table-cell table:formula="of:=ROUND([.F37]/MAX([.$F$2:.$F$89])*224;0)" office:value-type="float" office:value="170" calcext:value-type="float">
            <text:p>170</text:p>
          </table:table-cell>
          <table:table-cell table:formula="of:=ROUND([.G37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7]; &quot;, &quot;&quot;y&quot;&quot;: &quot;; [.I37]; &quot; },&quot;)" office:value-type="string" office:string-value="{ &quot;flags&quot;: 4, &quot;matrix&quot;: [0, 0], &quot;x&quot;: 170, &quot;y&quot;: 13 }," calcext:value-type="string">
            <text:p>{ "flags": 4, "matrix": [0, 0], "x": 170, "y": 13 },</text:p>
          </table:table-cell>
        </table:table-row>
        <table:table-row table:style-name="ro1">
          <table:table-cell office:value-type="string" calcext:value-type="string">
            <text:p>KLED37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38]-MIN([.$C$2:.$C$89])" office:value-type="float" office:value="292.3086" calcext:value-type="float">
            <text:p>292.3086</text:p>
          </table:table-cell>
          <table:table-cell table:formula="of:=MAX([.$D$2:.$D$89])-[.D38]" office:value-type="float" office:value="21.4496" calcext:value-type="float">
            <text:p>21.4496</text:p>
          </table:table-cell>
          <table:table-cell table:formula="of:=ROUND([.F38]/MAX([.$F$2:.$F$89])*224;0)" office:value-type="float" office:value="185" calcext:value-type="float">
            <text:p>185</text:p>
          </table:table-cell>
          <table:table-cell table:formula="of:=ROUND([.G3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8]; &quot;, &quot;&quot;y&quot;&quot;: &quot;; [.I38]; &quot; },&quot;)" office:value-type="string" office:string-value="{ &quot;flags&quot;: 4, &quot;matrix&quot;: [0, 0], &quot;x&quot;: 185, &quot;y&quot;: 13 }," calcext:value-type="string">
            <text:p>{ "flags": 4, "matrix": [0, 0], "x": 185, "y": 13 },</text:p>
          </table:table-cell>
        </table:table-row>
        <table:table-row table:style-name="ro1">
          <table:table-cell office:value-type="string" calcext:value-type="string">
            <text:p>KLED38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39]-MIN([.$C$2:.$C$89])" office:value-type="float" office:value="304.7644" calcext:value-type="float">
            <text:p>304.7644</text:p>
          </table:table-cell>
          <table:table-cell table:formula="of:=MAX([.$D$2:.$D$89])-[.D39]" office:value-type="float" office:value="105.8687" calcext:value-type="float">
            <text:p>105.8687</text:p>
          </table:table-cell>
          <table:table-cell table:formula="of:=ROUND([.F39]/MAX([.$F$2:.$F$89])*224;0)" office:value-type="float" office:value="193" calcext:value-type="float">
            <text:p>193</text:p>
          </table:table-cell>
          <table:table-cell table:formula="of:=ROUND([.G39]/MAX([.$G$2:.$G$89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 [.H39]; &quot;, &quot;&quot;y&quot;&quot;: &quot;; [.I39]; &quot; },&quot;)" office:value-type="string" office:string-value="{ &quot;flags&quot;: 4, &quot;matrix&quot;: [0, 0], &quot;x&quot;: 193, &quot;y&quot;: 64 }," calcext:value-type="string">
            <text:p>{ "flags": 4, "matrix": [0, 0], "x": 193, "y": 64 },</text:p>
          </table:table-cell>
        </table:table-row>
        <table:table-row table:style-name="ro1">
          <table:table-cell office:value-type="string" calcext:value-type="string">
            <text:p>KLED39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0]-MIN([.$C$2:.$C$89])" office:value-type="float" office:value="317.573" calcext:value-type="float">
            <text:p>317.573</text:p>
          </table:table-cell>
          <table:table-cell table:formula="of:=MAX([.$D$2:.$D$89])-[.D40]" office:value-type="float" office:value="91.7675" calcext:value-type="float">
            <text:p>91.7675</text:p>
          </table:table-cell>
          <table:table-cell table:formula="of:=ROUND([.F40]/MAX([.$F$2:.$F$89])*224;0)" office:value-type="float" office:value="201" calcext:value-type="float">
            <text:p>201</text:p>
          </table:table-cell>
          <table:table-cell table:formula="of:=ROUND([.G40]/MAX([.$G$2:.$G$89])*64;0)" office:value-type="float" office:value="55" calcext:value-type="float">
            <text:p>55</text:p>
          </table:table-cell>
          <table:table-cell/>
          <table:table-cell table:formula="of:=COM.MICROSOFT.CONCAT(&quot;{ &quot;&quot;flags&quot;&quot;: 4, &quot;&quot;matrix&quot;&quot;: [0, 0], &quot;&quot;x&quot;&quot;: &quot;; [.H40]; &quot;, &quot;&quot;y&quot;&quot;: &quot;; [.I40]; &quot; },&quot;)" office:value-type="string" office:string-value="{ &quot;flags&quot;: 4, &quot;matrix&quot;: [0, 0], &quot;x&quot;: 201, &quot;y&quot;: 55 }," calcext:value-type="string">
            <text:p>{ "flags": 4, "matrix": [0, 0], "x": 201, "y": 55 },</text:p>
          </table:table-cell>
        </table:table-row>
        <table:table-row table:style-name="ro1">
          <table:table-cell office:value-type="string" calcext:value-type="string">
            <text:p>KLED40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41]-MIN([.$C$2:.$C$89])" office:value-type="float" office:value="333.5838" calcext:value-type="float">
            <text:p>333.5838</text:p>
          </table:table-cell>
          <table:table-cell table:formula="of:=MAX([.$D$2:.$D$89])-[.D41]" office:value-type="float" office:value="74.1411" calcext:value-type="float">
            <text:p>74.1411</text:p>
          </table:table-cell>
          <table:table-cell table:formula="of:=ROUND([.F41]/MAX([.$F$2:.$F$89])*224;0)" office:value-type="float" office:value="211" calcext:value-type="float">
            <text:p>211</text:p>
          </table:table-cell>
          <table:table-cell table:formula="of:=ROUND([.G41]/MAX([.$G$2:.$G$89])*64;0)" office:value-type="float" office:value="45" calcext:value-type="float">
            <text:p>45</text:p>
          </table:table-cell>
          <table:table-cell/>
          <table:table-cell table:formula="of:=COM.MICROSOFT.CONCAT(&quot;{ &quot;&quot;flags&quot;&quot;: 4, &quot;&quot;matrix&quot;&quot;: [0, 0], &quot;&quot;x&quot;&quot;: &quot;; [.H41]; &quot;, &quot;&quot;y&quot;&quot;: &quot;; [.I41]; &quot; },&quot;)" office:value-type="string" office:string-value="{ &quot;flags&quot;: 4, &quot;matrix&quot;: [0, 0], &quot;x&quot;: 211, &quot;y&quot;: 45 }," calcext:value-type="string">
            <text:p>{ "flags": 4, "matrix": [0, 0], "x": 211, "y": 45 },</text:p>
          </table:table-cell>
        </table:table-row>
        <table:table-row table:style-name="ro1">
          <table:table-cell office:value-type="string" calcext:value-type="string">
            <text:p>KLED41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46.3923" calcext:value-type="float">
            <text:p>346.3923</text:p>
          </table:table-cell>
          <table:table-cell table:formula="of:=MAX([.$D$2:.$D$89])-[.D42]" office:value-type="float" office:value="60.0399" calcext:value-type="float">
            <text:p>60.0399</text:p>
          </table:table-cell>
          <table:table-cell table:formula="of:=ROUND([.F42]/MAX([.$F$2:.$F$89])*224;0)" office:value-type="float" office:value="219" calcext:value-type="float">
            <text:p>219</text:p>
          </table:table-cell>
          <table:table-cell table:formula="of:=ROUND([.G4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42]; &quot;, &quot;&quot;y&quot;&quot;: &quot;; [.I42]; &quot; },&quot;)" office:value-type="string" office:string-value="{ &quot;flags&quot;: 4, &quot;matrix&quot;: [0, 0], &quot;x&quot;: 219, &quot;y&quot;: 36 }," calcext:value-type="string">
            <text:p>{ "flags": 4, "matrix": [0, 0], "x": 219, "y": 36 },</text:p>
          </table:table-cell>
        </table:table-row>
        <table:table-row table:style-name="ro1">
          <table:table-cell office:value-type="string" calcext:value-type="string">
            <text:p>KLED42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43]-MIN([.$C$2:.$C$89])" office:value-type="float" office:value="334.5707" calcext:value-type="float">
            <text:p>334.5707</text:p>
          </table:table-cell>
          <table:table-cell table:formula="of:=MAX([.$D$2:.$D$89])-[.D43]" office:value-type="float" office:value="21.634" calcext:value-type="float">
            <text:p>21.634</text:p>
          </table:table-cell>
          <table:table-cell table:formula="of:=ROUND([.F43]/MAX([.$F$2:.$F$89])*224;0)" office:value-type="float" office:value="212" calcext:value-type="float">
            <text:p>212</text:p>
          </table:table-cell>
          <table:table-cell table:formula="of:=ROUND([.G4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3]; &quot;, &quot;&quot;y&quot;&quot;: &quot;; [.I43]; &quot; },&quot;)" office:value-type="string" office:string-value="{ &quot;flags&quot;: 4, &quot;matrix&quot;: [0, 0], &quot;x&quot;: 212, &quot;y&quot;: 13 }," calcext:value-type="string">
            <text:p>{ "flags": 4, "matrix": [0, 0], "x": 212, "y": 13 },</text:p>
          </table:table-cell>
        </table:table-row>
        <table:table-row table:style-name="ro1">
          <table:table-cell office:value-type="string" calcext:value-type="string">
            <text:p>KLED43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44]-MIN([.$C$2:.$C$89])" office:value-type="float" office:value="353.6205" calcext:value-type="float">
            <text:p>353.6205</text:p>
          </table:table-cell>
          <table:table-cell table:formula="of:=MAX([.$D$2:.$D$89])-[.D44]" office:value-type="float" office:value="21.7171" calcext:value-type="float">
            <text:p>21.7171</text:p>
          </table:table-cell>
          <table:table-cell table:formula="of:=ROUND([.F44]/MAX([.$F$2:.$F$89])*224;0)" office:value-type="float" office:value="224" calcext:value-type="float">
            <text:p>224</text:p>
          </table:table-cell>
          <table:table-cell table:formula="of:=ROUND([.G44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4]; &quot;, &quot;&quot;y&quot;&quot;: &quot;; [.I44]; &quot; },&quot;)" office:value-type="string" office:string-value="{ &quot;flags&quot;: 4, &quot;matrix&quot;: [0, 0], &quot;x&quot;: 224, &quot;y&quot;: 13 }," calcext:value-type="string">
            <text:p>{ "flags": 4, "matrix": [0, 0], "x": 224, "y": 13 },</text:p>
          </table:table-cell>
        </table:table-row>
        <table:table-row table:style-name="ro1">
          <table:table-cell office:value-type="string" calcext:value-type="string">
            <text:p>KLED44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45]-MIN([.$C$2:.$C$89])" office:value-type="float" office:value="0.332499999999996" calcext:value-type="float">
            <text:p>0.332499999999996</text:p>
          </table:table-cell>
          <table:table-cell table:formula="of:=MAX([.$D$2:.$D$89])-[.D45]" office:value-type="float" office:value="79.8766" calcext:value-type="float">
            <text:p>79.8766</text:p>
          </table:table-cell>
          <table:table-cell table:formula="of:=ROUND([.F45]/MAX([.$F$2:.$F$89])*224;0)" office:value-type="float" office:value="0" calcext:value-type="float">
            <text:p>0</text:p>
          </table:table-cell>
          <table:table-cell table:formula="of:=ROUND([.G4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5]; &quot;, &quot;&quot;y&quot;&quot;: &quot;; [.I45]; &quot; },&quot;)" office:value-type="string" office:string-value="{ &quot;flags&quot;: 4, &quot;matrix&quot;: [0, 0], &quot;x&quot;: 0, &quot;y&quot;: 48 }," calcext:value-type="string">
            <text:p>{ "flags": 4, "matrix": [0, 0], "x": 0, "y": 48 },</text:p>
          </table:table-cell>
        </table:table-row>
        <table:table-row table:style-name="ro1">
          <table:table-cell office:value-type="string" calcext:value-type="string">
            <text:p>KLED45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46]-MIN([.$C$2:.$C$89])" office:value-type="float" office:value="0" calcext:value-type="float">
            <text:p>0</text:p>
          </table:table-cell>
          <table:table-cell table:formula="of:=MAX([.$D$2:.$D$89])-[.D46]" office:value-type="float" office:value="41.778" calcext:value-type="float">
            <text:p>41.778</text:p>
          </table:table-cell>
          <table:table-cell table:formula="of:=ROUND([.F46]/MAX([.$F$2:.$F$89])*224;0)" office:value-type="float" office:value="0" calcext:value-type="float">
            <text:p>0</text:p>
          </table:table-cell>
          <table:table-cell table:formula="of:=ROUND([.G46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6]; &quot;, &quot;&quot;y&quot;&quot;: &quot;; [.I46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46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47]-MIN([.$C$2:.$C$89])" office:value-type="float" office:value="4.9299" calcext:value-type="float">
            <text:p>4.9299</text:p>
          </table:table-cell>
          <table:table-cell table:formula="of:=MAX([.$D$2:.$D$89])-[.D47]" office:value-type="float" office:value="3.6336" calcext:value-type="float">
            <text:p>3.6336</text:p>
          </table:table-cell>
          <table:table-cell table:formula="of:=ROUND([.F47]/MAX([.$F$2:.$F$89])*224;0)" office:value-type="float" office:value="3" calcext:value-type="float">
            <text:p>3</text:p>
          </table:table-cell>
          <table:table-cell table:formula="of:=ROUND([.G47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47]; &quot;, &quot;&quot;y&quot;&quot;: &quot;; [.I47]; &quot; },&quot;)" office:value-type="string" office:string-value="{ &quot;flags&quot;: 4, &quot;matrix&quot;: [0, 0], &quot;x&quot;: 3, &quot;y&quot;: 2 }," calcext:value-type="string">
            <text:p>{ "flags": 4, "matrix": [0, 0], "x": 3, "y": 2 },</text:p>
          </table:table-cell>
        </table:table-row>
        <table:table-row table:style-name="ro1">
          <table:table-cell office:value-type="string" calcext:value-type="string">
            <text:p>KLED47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48]-MIN([.$C$2:.$C$89])" office:value-type="float" office:value="24.6441" calcext:value-type="float">
            <text:p>24.6441</text:p>
          </table:table-cell>
          <table:table-cell table:formula="of:=MAX([.$D$2:.$D$89])-[.D48]" office:value-type="float" office:value="79.6644" calcext:value-type="float">
            <text:p>79.6644</text:p>
          </table:table-cell>
          <table:table-cell table:formula="of:=ROUND([.F48]/MAX([.$F$2:.$F$89])*224;0)" office:value-type="float" office:value="16" calcext:value-type="float">
            <text:p>16</text:p>
          </table:table-cell>
          <table:table-cell table:formula="of:=ROUND([.G48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8]; &quot;, &quot;&quot;y&quot;&quot;: &quot;; [.I48]; &quot; },&quot;)" office:value-type="string" office:string-value="{ &quot;flags&quot;: 4, &quot;matrix&quot;: [0, 0], &quot;x&quot;: 16, &quot;y&quot;: 48 }," calcext:value-type="string">
            <text:p>{ "flags": 4, "matrix": [0, 0], "x": 16, "y": 48 },</text:p>
          </table:table-cell>
        </table:table-row>
        <table:table-row table:style-name="ro1">
          <table:table-cell office:value-type="string" calcext:value-type="string">
            <text:p>KLED48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49]-MIN([.$C$2:.$C$89])" office:value-type="float" office:value="24.3116" calcext:value-type="float">
            <text:p>24.3116</text:p>
          </table:table-cell>
          <table:table-cell table:formula="of:=MAX([.$D$2:.$D$89])-[.D49]" office:value-type="float" office:value="41.5659" calcext:value-type="float">
            <text:p>41.5659</text:p>
          </table:table-cell>
          <table:table-cell table:formula="of:=ROUND([.F49]/MAX([.$F$2:.$F$89])*224;0)" office:value-type="float" office:value="15" calcext:value-type="float">
            <text:p>15</text:p>
          </table:table-cell>
          <table:table-cell table:formula="of:=ROUND([.G49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9]; &quot;, &quot;&quot;y&quot;&quot;: &quot;; [.I49]; &quot; },&quot;)" office:value-type="string" office:string-value="{ &quot;flags&quot;: 4, &quot;matrix&quot;: [0, 0], &quot;x&quot;: 15, &quot;y&quot;: 25 }," calcext:value-type="string">
            <text:p>{ "flags": 4, "matrix": [0, 0], "x": 15, "y": 25 },</text:p>
          </table:table-cell>
        </table:table-row>
        <table:table-row table:style-name="ro1">
          <table:table-cell office:value-type="string" calcext:value-type="string">
            <text:p>KLED49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50]-MIN([.$C$2:.$C$89])" office:value-type="float" office:value="43.9218" calcext:value-type="float">
            <text:p>43.9218</text:p>
          </table:table-cell>
          <table:table-cell table:formula="of:=MAX([.$D$2:.$D$89])-[.D50]" office:value-type="float" office:value="77.4983" calcext:value-type="float">
            <text:p>77.4983</text:p>
          </table:table-cell>
          <table:table-cell table:formula="of:=ROUND([.F50]/MAX([.$F$2:.$F$89])*224;0)" office:value-type="float" office:value="28" calcext:value-type="float">
            <text:p>28</text:p>
          </table:table-cell>
          <table:table-cell table:formula="of:=ROUND([.G50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0]; &quot;, &quot;&quot;y&quot;&quot;: &quot;; [.I50]; &quot; },&quot;)" office:value-type="string" office:string-value="{ &quot;flags&quot;: 4, &quot;matrix&quot;: [0, 0], &quot;x&quot;: 28, &quot;y&quot;: 47 }," calcext:value-type="string">
            <text:p>{ "flags": 4, "matrix": [0, 0], "x": 28, "y": 47 },</text:p>
          </table:table-cell>
        </table:table-row>
        <table:table-row table:style-name="ro1">
          <table:table-cell office:value-type="string" calcext:value-type="string">
            <text:p>KLED50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51]-MIN([.$C$2:.$C$89])" office:value-type="float" office:value="44.2543" calcext:value-type="float">
            <text:p>44.2543</text:p>
          </table:table-cell>
          <table:table-cell table:formula="of:=MAX([.$D$2:.$D$89])-[.D51]" office:value-type="float" office:value="39.3997" calcext:value-type="float">
            <text:p>39.3997</text:p>
          </table:table-cell>
          <table:table-cell table:formula="of:=ROUND([.F51]/MAX([.$F$2:.$F$89])*224;0)" office:value-type="float" office:value="28" calcext:value-type="float">
            <text:p>28</text:p>
          </table:table-cell>
          <table:table-cell table:formula="of:=ROUND([.G5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1]; &quot;, &quot;&quot;y&quot;&quot;: &quot;; [.I51]; &quot; },&quot;)" office:value-type="string" office:string-value="{ &quot;flags&quot;: 4, &quot;matrix&quot;: [0, 0], &quot;x&quot;: 28, &quot;y&quot;: 24 }," calcext:value-type="string">
            <text:p>{ "flags": 4, "matrix": [0, 0], "x": 28, "y": 24 },</text:p>
          </table:table-cell>
        </table:table-row>
        <table:table-row table:style-name="ro1">
          <table:table-cell office:value-type="string" calcext:value-type="string">
            <text:p>KLED51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2]-MIN([.$C$2:.$C$89])" office:value-type="float" office:value="44.5868" calcext:value-type="float">
            <text:p>44.5868</text:p>
          </table:table-cell>
          <table:table-cell table:formula="of:=MAX([.$D$2:.$D$89])-[.D52]" office:value-type="float" office:value="1.30119999999999" calcext:value-type="float">
            <text:p>1.30119999999999</text:p>
          </table:table-cell>
          <table:table-cell table:formula="of:=ROUND([.F52]/MAX([.$F$2:.$F$89])*224;0)" office:value-type="float" office:value="28" calcext:value-type="float">
            <text:p>28</text:p>
          </table:table-cell>
          <table:table-cell table:formula="of:=ROUND([.G5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2]; &quot;, &quot;&quot;y&quot;&quot;: &quot;; [.I52]; &quot; },&quot;)" office:value-type="string" office:string-value="{ &quot;flags&quot;: 4, &quot;matrix&quot;: [0, 0], &quot;x&quot;: 28, &quot;y&quot;: 1 }," calcext:value-type="string">
            <text:p>{ "flags": 4, "matrix": [0, 0], "x": 28, "y": 1 },</text:p>
          </table:table-cell>
        </table:table-row>
        <table:table-row table:style-name="ro1">
          <table:table-cell office:value-type="string" calcext:value-type="string">
            <text:p>KLED52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53]-MIN([.$C$2:.$C$89])" office:value-type="float" office:value="63.2257" calcext:value-type="float">
            <text:p>63.2257</text:p>
          </table:table-cell>
          <table:table-cell table:formula="of:=MAX([.$D$2:.$D$89])-[.D53]" office:value-type="float" office:value="76.6688" calcext:value-type="float">
            <text:p>76.6688</text:p>
          </table:table-cell>
          <table:table-cell table:formula="of:=ROUND([.F53]/MAX([.$F$2:.$F$89])*224;0)" office:value-type="float" office:value="40" calcext:value-type="float">
            <text:p>40</text:p>
          </table:table-cell>
          <table:table-cell table:formula="of:=ROUND([.G53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53]; &quot;, &quot;&quot;y&quot;&quot;: &quot;; [.I53]; &quot; },&quot;)" office:value-type="string" office:string-value="{ &quot;flags&quot;: 4, &quot;matrix&quot;: [0, 0], &quot;x&quot;: 40, &quot;y&quot;: 46 }," calcext:value-type="string">
            <text:p>{ "flags": 4, "matrix": [0, 0], "x": 40, "y": 46 },</text:p>
          </table:table-cell>
        </table:table-row>
        <table:table-row table:style-name="ro1">
          <table:table-cell office:value-type="string" calcext:value-type="string">
            <text:p>KLED53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54]-MIN([.$C$2:.$C$89])" office:value-type="float" office:value="64.2231" calcext:value-type="float">
            <text:p>64.2231</text:p>
          </table:table-cell>
          <table:table-cell table:formula="of:=MAX([.$D$2:.$D$89])-[.D54]" office:value-type="float" office:value="38.5819" calcext:value-type="float">
            <text:p>38.5819</text:p>
          </table:table-cell>
          <table:table-cell table:formula="of:=ROUND([.F54]/MAX([.$F$2:.$F$89])*224;0)" office:value-type="float" office:value="41" calcext:value-type="float">
            <text:p>41</text:p>
          </table:table-cell>
          <table:table-cell table:formula="of:=ROUND([.G54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54]; &quot;, &quot;&quot;y&quot;&quot;: &quot;; [.I54]; &quot; },&quot;)" office:value-type="string" office:string-value="{ &quot;flags&quot;: 4, &quot;matrix&quot;: [0, 0], &quot;x&quot;: 41, &quot;y&quot;: 23 }," calcext:value-type="string">
            <text:p>{ "flags": 4, "matrix": [0, 0], "x": 41, "y": 23 },</text:p>
          </table:table-cell>
        </table:table-row>
        <table:table-row table:style-name="ro1">
          <table:table-cell office:value-type="string" calcext:value-type="string">
            <text:p>KLED54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55]-MIN([.$C$2:.$C$89])" office:value-type="float" office:value="65.2204" calcext:value-type="float">
            <text:p>65.2204</text:p>
          </table:table-cell>
          <table:table-cell table:formula="of:=MAX([.$D$2:.$D$89])-[.D55]" office:value-type="float" office:value="0.494900000000001" calcext:value-type="float">
            <text:p>0.494900000000001</text:p>
          </table:table-cell>
          <table:table-cell table:formula="of:=ROUND([.F55]/MAX([.$F$2:.$F$89])*224;0)" office:value-type="float" office:value="41" calcext:value-type="float">
            <text:p>41</text:p>
          </table:table-cell>
          <table:table-cell table:formula="of:=ROUND([.G55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55]; &quot;, &quot;&quot;y&quot;&quot;: &quot;; [.I55]; &quot; },&quot;)" office:value-type="string" office:string-value="{ &quot;flags&quot;: 4, &quot;matrix&quot;: [0, 0], &quot;x&quot;: 41, &quot;y&quot;: 0 }," calcext:value-type="string">
            <text:p>{ "flags": 4, "matrix": [0, 0], "x": 41, "y": 0 },</text:p>
          </table:table-cell>
        </table:table-row>
        <table:table-row table:style-name="ro1">
          <table:table-cell office:value-type="string" calcext:value-type="string">
            <text:p>KLED55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56]-MIN([.$C$2:.$C$89])" office:value-type="float" office:value="82.4888" calcext:value-type="float">
            <text:p>82.4888</text:p>
          </table:table-cell>
          <table:table-cell table:formula="of:=MAX([.$D$2:.$D$89])-[.D56]" office:value-type="float" office:value="78.1757" calcext:value-type="float">
            <text:p>78.1757</text:p>
          </table:table-cell>
          <table:table-cell table:formula="of:=ROUND([.F56]/MAX([.$F$2:.$F$89])*224;0)" office:value-type="float" office:value="52" calcext:value-type="float">
            <text:p>52</text:p>
          </table:table-cell>
          <table:table-cell table:formula="of:=ROUND([.G5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6]; &quot;, &quot;&quot;y&quot;&quot;: &quot;; [.I56]; &quot; },&quot;)" office:value-type="string" office:string-value="{ &quot;flags&quot;: 4, &quot;matrix&quot;: [0, 0], &quot;x&quot;: 52, &quot;y&quot;: 47 }," calcext:value-type="string">
            <text:p>{ "flags": 4, "matrix": [0, 0], "x": 52, "y": 47 },</text:p>
          </table:table-cell>
        </table:table-row>
        <table:table-row table:style-name="ro1">
          <table:table-cell office:value-type="string" calcext:value-type="string">
            <text:p>KLED56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57]-MIN([.$C$2:.$C$89])" office:value-type="float" office:value="84.1507" calcext:value-type="float">
            <text:p>84.1507</text:p>
          </table:table-cell>
          <table:table-cell table:formula="of:=MAX([.$D$2:.$D$89])-[.D57]" office:value-type="float" office:value="40.112" calcext:value-type="float">
            <text:p>40.112</text:p>
          </table:table-cell>
          <table:table-cell table:formula="of:=ROUND([.F57]/MAX([.$F$2:.$F$89])*224;0)" office:value-type="float" office:value="53" calcext:value-type="float">
            <text:p>53</text:p>
          </table:table-cell>
          <table:table-cell table:formula="of:=ROUND([.G5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7]; &quot;, &quot;&quot;y&quot;&quot;: &quot;; [.I57]; &quot; },&quot;)" office:value-type="string" office:string-value="{ &quot;flags&quot;: 4, &quot;matrix&quot;: [0, 0], &quot;x&quot;: 53, &quot;y&quot;: 24 }," calcext:value-type="string">
            <text:p>{ "flags": 4, "matrix": [0, 0], "x": 53, "y": 24 },</text:p>
          </table:table-cell>
        </table:table-row>
        <table:table-row table:style-name="ro1">
          <table:table-cell office:value-type="string" calcext:value-type="string">
            <text:p>KLED57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58]-MIN([.$C$2:.$C$89])" office:value-type="float" office:value="85.8126" calcext:value-type="float">
            <text:p>85.8126</text:p>
          </table:table-cell>
          <table:table-cell table:formula="of:=MAX([.$D$2:.$D$89])-[.D58]" office:value-type="float" office:value="2.0483" calcext:value-type="float">
            <text:p>2.0483</text:p>
          </table:table-cell>
          <table:table-cell table:formula="of:=ROUND([.F58]/MAX([.$F$2:.$F$89])*224;0)" office:value-type="float" office:value="54" calcext:value-type="float">
            <text:p>54</text:p>
          </table:table-cell>
          <table:table-cell table:formula="of:=ROUND([.G5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8]; &quot;, &quot;&quot;y&quot;&quot;: &quot;; [.I58]; &quot; },&quot;)" office:value-type="string" office:string-value="{ &quot;flags&quot;: 4, &quot;matrix&quot;: [0, 0], &quot;x&quot;: 54, &quot;y&quot;: 1 }," calcext:value-type="string">
            <text:p>{ "flags": 4, "matrix": [0, 0], "x": 54, "y": 1 },</text:p>
          </table:table-cell>
        </table:table-row>
        <table:table-row table:style-name="ro1">
          <table:table-cell office:value-type="string" calcext:value-type="string">
            <text:p>KLED58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59]-MIN([.$C$2:.$C$89])" office:value-type="float" office:value="101.5712" calcext:value-type="float">
            <text:p>101.5712</text:p>
          </table:table-cell>
          <table:table-cell table:formula="of:=MAX([.$D$2:.$D$89])-[.D59]" office:value-type="float" office:value="79.2593" calcext:value-type="float">
            <text:p>79.2593</text:p>
          </table:table-cell>
          <table:table-cell table:formula="of:=ROUND([.F59]/MAX([.$F$2:.$F$89])*224;0)" office:value-type="float" office:value="64" calcext:value-type="float">
            <text:p>64</text:p>
          </table:table-cell>
          <table:table-cell table:formula="of:=ROUND([.G59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59]; &quot;, &quot;&quot;y&quot;&quot;: &quot;; [.I59]; &quot; },&quot;)" office:value-type="string" office:string-value="{ &quot;flags&quot;: 4, &quot;matrix&quot;: [0, 0], &quot;x&quot;: 64, &quot;y&quot;: 48 }," calcext:value-type="string">
            <text:p>{ "flags": 4, "matrix": [0, 0], "x": 64, "y": 48 },</text:p>
          </table:table-cell>
        </table:table-row>
        <table:table-row table:style-name="ro1">
          <table:table-cell office:value-type="string" calcext:value-type="string">
            <text:p>KLED59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60]-MIN([.$C$2:.$C$89])" office:value-type="float" office:value="103.3991" calcext:value-type="float">
            <text:p>103.3991</text:p>
          </table:table-cell>
          <table:table-cell table:formula="of:=MAX([.$D$2:.$D$89])-[.D60]" office:value-type="float" office:value="41.2031" calcext:value-type="float">
            <text:p>41.2031</text:p>
          </table:table-cell>
          <table:table-cell table:formula="of:=ROUND([.F60]/MAX([.$F$2:.$F$89])*224;0)" office:value-type="float" office:value="65" calcext:value-type="float">
            <text:p>65</text:p>
          </table:table-cell>
          <table:table-cell table:formula="of:=ROUND([.G60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0]; &quot;, &quot;&quot;y&quot;&quot;: &quot;; [.I60]; &quot; },&quot;)" office:value-type="string" office:string-value="{ &quot;flags&quot;: 4, &quot;matrix&quot;: [0, 0], &quot;x&quot;: 65, &quot;y&quot;: 25 }," calcext:value-type="string">
            <text:p>{ "flags": 4, "matrix": [0, 0], "x": 65, "y": 25 },</text:p>
          </table:table-cell>
        </table:table-row>
        <table:table-row table:style-name="ro1">
          <table:table-cell office:value-type="string" calcext:value-type="string">
            <text:p>KLED60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61]-MIN([.$C$2:.$C$89])" office:value-type="float" office:value="105.2271" calcext:value-type="float">
            <text:p>105.2271</text:p>
          </table:table-cell>
          <table:table-cell table:formula="of:=MAX([.$D$2:.$D$89])-[.D61]" office:value-type="float" office:value="3.14699999999999" calcext:value-type="float">
            <text:p>3.14699999999999</text:p>
          </table:table-cell>
          <table:table-cell table:formula="of:=ROUND([.F61]/MAX([.$F$2:.$F$89])*224;0)" office:value-type="float" office:value="67" calcext:value-type="float">
            <text:p>67</text:p>
          </table:table-cell>
          <table:table-cell table:formula="of:=ROUND([.G61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1]; &quot;, &quot;&quot;y&quot;&quot;: &quot;; [.I61]; &quot; },&quot;)" office:value-type="string" office:string-value="{ &quot;flags&quot;: 4, &quot;matrix&quot;: [0, 0], &quot;x&quot;: 67, &quot;y&quot;: 2 }," calcext:value-type="string">
            <text:p>{ "flags": 4, "matrix": [0, 0], "x": 67, "y": 2 },</text:p>
          </table:table-cell>
        </table:table-row>
        <table:table-row table:style-name="ro1">
          <table:table-cell office:value-type="string" calcext:value-type="string">
            <text:p>KLED61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62]-MIN([.$C$2:.$C$89])" office:value-type="float" office:value="152.6674" calcext:value-type="float">
            <text:p>152.6674</text:p>
          </table:table-cell>
          <table:table-cell table:formula="of:=MAX([.$D$2:.$D$89])-[.D62]" office:value-type="float" office:value="79.2506" calcext:value-type="float">
            <text:p>79.2506</text:p>
          </table:table-cell>
          <table:table-cell table:formula="of:=ROUND([.F62]/MAX([.$F$2:.$F$89])*224;0)" office:value-type="float" office:value="97" calcext:value-type="float">
            <text:p>97</text:p>
          </table:table-cell>
          <table:table-cell table:formula="of:=ROUND([.G62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62]; &quot;, &quot;&quot;y&quot;&quot;: &quot;; [.I62]; &quot; },&quot;)" office:value-type="string" office:string-value="{ &quot;flags&quot;: 4, &quot;matrix&quot;: [0, 0], &quot;x&quot;: 97, &quot;y&quot;: 48 }," calcext:value-type="string">
            <text:p>{ "flags": 4, "matrix": [0, 0], "x": 97, "y": 48 },</text:p>
          </table:table-cell>
        </table:table-row>
        <table:table-row table:style-name="ro1">
          <table:table-cell office:value-type="string" calcext:value-type="string">
            <text:p>KLED62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3]-MIN([.$C$2:.$C$89])" office:value-type="float" office:value="150.8395" calcext:value-type="float">
            <text:p>150.8395</text:p>
          </table:table-cell>
          <table:table-cell table:formula="of:=MAX([.$D$2:.$D$89])-[.D63]" office:value-type="float" office:value="41.1945" calcext:value-type="float">
            <text:p>41.1945</text:p>
          </table:table-cell>
          <table:table-cell table:formula="of:=ROUND([.F63]/MAX([.$F$2:.$F$89])*224;0)" office:value-type="float" office:value="96" calcext:value-type="float">
            <text:p>96</text:p>
          </table:table-cell>
          <table:table-cell table:formula="of:=ROUND([.G63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3]; &quot;, &quot;&quot;y&quot;&quot;: &quot;; [.I63]; &quot; },&quot;)" office:value-type="string" office:string-value="{ &quot;flags&quot;: 4, &quot;matrix&quot;: [0, 0], &quot;x&quot;: 96, &quot;y&quot;: 25 }," calcext:value-type="string">
            <text:p>{ "flags": 4, "matrix": [0, 0], "x": 96, "y": 25 },</text:p>
          </table:table-cell>
        </table:table-row>
        <table:table-row table:style-name="ro1">
          <table:table-cell office:value-type="string" calcext:value-type="string">
            <text:p>KLED63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64]-MIN([.$C$2:.$C$89])" office:value-type="float" office:value="149.0115" calcext:value-type="float">
            <text:p>149.0115</text:p>
          </table:table-cell>
          <table:table-cell table:formula="of:=MAX([.$D$2:.$D$89])-[.D64]" office:value-type="float" office:value="3.13839999999999" calcext:value-type="float">
            <text:p>3.13839999999999</text:p>
          </table:table-cell>
          <table:table-cell table:formula="of:=ROUND([.F64]/MAX([.$F$2:.$F$89])*224;0)" office:value-type="float" office:value="94" calcext:value-type="float">
            <text:p>94</text:p>
          </table:table-cell>
          <table:table-cell table:formula="of:=ROUND([.G64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4]; &quot;, &quot;&quot;y&quot;&quot;: &quot;; [.I64]; &quot; },&quot;)" office:value-type="string" office:string-value="{ &quot;flags&quot;: 4, &quot;matrix&quot;: [0, 0], &quot;x&quot;: 94, &quot;y&quot;: 2 }," calcext:value-type="string">
            <text:p>{ "flags": 4, "matrix": [0, 0], "x": 94, "y": 2 },</text:p>
          </table:table-cell>
        </table:table-row>
        <table:table-row table:style-name="ro1">
          <table:table-cell office:value-type="string" calcext:value-type="string">
            <text:p>KLED64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65]-MIN([.$C$2:.$C$89])" office:value-type="float" office:value="171.6835" calcext:value-type="float">
            <text:p>171.6835</text:p>
          </table:table-cell>
          <table:table-cell table:formula="of:=MAX([.$D$2:.$D$89])-[.D65]" office:value-type="float" office:value="78.0869" calcext:value-type="float">
            <text:p>78.0869</text:p>
          </table:table-cell>
          <table:table-cell table:formula="of:=ROUND([.F65]/MAX([.$F$2:.$F$89])*224;0)" office:value-type="float" office:value="109" calcext:value-type="float">
            <text:p>109</text:p>
          </table:table-cell>
          <table:table-cell table:formula="of:=ROUND([.G65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65]; &quot;, &quot;&quot;y&quot;&quot;: &quot;; [.I65]; &quot; },&quot;)" office:value-type="string" office:string-value="{ &quot;flags&quot;: 4, &quot;matrix&quot;: [0, 0], &quot;x&quot;: 109, &quot;y&quot;: 47 }," calcext:value-type="string">
            <text:p>{ "flags": 4, "matrix": [0, 0], "x": 109, "y": 47 },</text:p>
          </table:table-cell>
        </table:table-row>
        <table:table-row table:style-name="ro1">
          <table:table-cell office:value-type="string" calcext:value-type="string">
            <text:p>KLED65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6]-MIN([.$C$2:.$C$89])" office:value-type="float" office:value="169.8555" calcext:value-type="float">
            <text:p>169.8555</text:p>
          </table:table-cell>
          <table:table-cell table:formula="of:=MAX([.$D$2:.$D$89])-[.D66]" office:value-type="float" office:value="40.0308" calcext:value-type="float">
            <text:p>40.0308</text:p>
          </table:table-cell>
          <table:table-cell table:formula="of:=ROUND([.F66]/MAX([.$F$2:.$F$89])*224;0)" office:value-type="float" office:value="108" calcext:value-type="float">
            <text:p>108</text:p>
          </table:table-cell>
          <table:table-cell table:formula="of:=ROUND([.G66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66]; &quot;, &quot;&quot;y&quot;&quot;: &quot;; [.I66]; &quot; },&quot;)" office:value-type="string" office:string-value="{ &quot;flags&quot;: 4, &quot;matrix&quot;: [0, 0], &quot;x&quot;: 108, &quot;y&quot;: 24 }," calcext:value-type="string">
            <text:p>{ "flags": 4, "matrix": [0, 0], "x": 108, "y": 24 },</text:p>
          </table:table-cell>
        </table:table-row>
        <table:table-row table:style-name="ro1">
          <table:table-cell office:value-type="string" calcext:value-type="string">
            <text:p>KLED66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67]-MIN([.$C$2:.$C$89])" office:value-type="float" office:value="168.0276" calcext:value-type="float">
            <text:p>168.0276</text:p>
          </table:table-cell>
          <table:table-cell table:formula="of:=MAX([.$D$2:.$D$89])-[.D67]" office:value-type="float" office:value="1.9747" calcext:value-type="float">
            <text:p>1.9747</text:p>
          </table:table-cell>
          <table:table-cell table:formula="of:=ROUND([.F67]/MAX([.$F$2:.$F$89])*224;0)" office:value-type="float" office:value="106" calcext:value-type="float">
            <text:p>106</text:p>
          </table:table-cell>
          <table:table-cell table:formula="of:=ROUND([.G67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67]; &quot;, &quot;&quot;y&quot;&quot;: &quot;; [.I67]; &quot; },&quot;)" office:value-type="string" office:string-value="{ &quot;flags&quot;: 4, &quot;matrix&quot;: [0, 0], &quot;x&quot;: 106, &quot;y&quot;: 1 }," calcext:value-type="string">
            <text:p>{ "flags": 4, "matrix": [0, 0], "x": 106, "y": 1 },</text:p>
          </table:table-cell>
        </table:table-row>
        <table:table-row table:style-name="ro1">
          <table:table-cell office:value-type="string" calcext:value-type="string">
            <text:p>KLED67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68]-MIN([.$C$2:.$C$89])" office:value-type="float" office:value="190.9093" calcext:value-type="float">
            <text:p>190.9093</text:p>
          </table:table-cell>
          <table:table-cell table:formula="of:=MAX([.$D$2:.$D$89])-[.D68]" office:value-type="float" office:value="76.1644" calcext:value-type="float">
            <text:p>76.1644</text:p>
          </table:table-cell>
          <table:table-cell table:formula="of:=ROUND([.F68]/MAX([.$F$2:.$F$89])*224;0)" office:value-type="float" office:value="121" calcext:value-type="float">
            <text:p>121</text:p>
          </table:table-cell>
          <table:table-cell table:formula="of:=ROUND([.G68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68]; &quot;, &quot;&quot;y&quot;&quot;: &quot;; [.I68]; &quot; },&quot;)" office:value-type="string" office:string-value="{ &quot;flags&quot;: 4, &quot;matrix&quot;: [0, 0], &quot;x&quot;: 121, &quot;y&quot;: 46 }," calcext:value-type="string">
            <text:p>{ "flags": 4, "matrix": [0, 0], "x": 121, "y": 46 },</text:p>
          </table:table-cell>
        </table:table-row>
        <table:table-row table:style-name="ro1">
          <table:table-cell office:value-type="string" calcext:value-type="string">
            <text:p>KLED68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9]-MIN([.$C$2:.$C$89])" office:value-type="float" office:value="189.7458" calcext:value-type="float">
            <text:p>189.7458</text:p>
          </table:table-cell>
          <table:table-cell table:formula="of:=MAX([.$D$2:.$D$89])-[.D69]" office:value-type="float" office:value="38.0822" calcext:value-type="float">
            <text:p>38.0822</text:p>
          </table:table-cell>
          <table:table-cell table:formula="of:=ROUND([.F69]/MAX([.$F$2:.$F$89])*224;0)" office:value-type="float" office:value="120" calcext:value-type="float">
            <text:p>120</text:p>
          </table:table-cell>
          <table:table-cell table:formula="of:=ROUND([.G69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69]; &quot;, &quot;&quot;y&quot;&quot;: &quot;; [.I69]; &quot; },&quot;)" office:value-type="string" office:string-value="{ &quot;flags&quot;: 4, &quot;matrix&quot;: [0, 0], &quot;x&quot;: 120, &quot;y&quot;: 23 }," calcext:value-type="string">
            <text:p>{ "flags": 4, "matrix": [0, 0], "x": 120, "y": 23 },</text:p>
          </table:table-cell>
        </table:table-row>
        <table:table-row table:style-name="ro1">
          <table:table-cell office:value-type="string" calcext:value-type="string">
            <text:p>KLED69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70]-MIN([.$C$2:.$C$89])" office:value-type="float" office:value="188.5823" calcext:value-type="float">
            <text:p>188.5823</text:p>
          </table:table-cell>
          <table:table-cell table:formula="of:=MAX([.$D$2:.$D$89])-[.D70]" office:value-type="float" office:value="0" calcext:value-type="float">
            <text:p>0</text:p>
          </table:table-cell>
          <table:table-cell table:formula="of:=ROUND([.F70]/MAX([.$F$2:.$F$89])*224;0)" office:value-type="float" office:value="119" calcext:value-type="float">
            <text:p>119</text:p>
          </table:table-cell>
          <table:table-cell table:formula="of:=ROUND([.G70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0]; &quot;, &quot;&quot;y&quot;&quot;: &quot;; [.I70]; &quot; },&quot;)" office:value-type="string" office:string-value="{ &quot;flags&quot;: 4, &quot;matrix&quot;: [0, 0], &quot;x&quot;: 119, &quot;y&quot;: 0 }," calcext:value-type="string">
            <text:p>{ "flags": 4, "matrix": [0, 0], "x": 119, "y": 0 },</text:p>
          </table:table-cell>
        </table:table-row>
        <table:table-row table:style-name="ro1">
          <table:table-cell office:value-type="string" calcext:value-type="string">
            <text:p>KLED70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71]-MIN([.$C$2:.$C$89])" office:value-type="float" office:value="210.2268" calcext:value-type="float">
            <text:p>210.2268</text:p>
          </table:table-cell>
          <table:table-cell table:formula="of:=MAX([.$D$2:.$D$89])-[.D71]" office:value-type="float" office:value="76.5769" calcext:value-type="float">
            <text:p>76.5769</text:p>
          </table:table-cell>
          <table:table-cell table:formula="of:=ROUND([.F71]/MAX([.$F$2:.$F$89])*224;0)" office:value-type="float" office:value="133" calcext:value-type="float">
            <text:p>133</text:p>
          </table:table-cell>
          <table:table-cell table:formula="of:=ROUND([.G71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71]; &quot;, &quot;&quot;y&quot;&quot;: &quot;; [.I71]; &quot; },&quot;)" office:value-type="string" office:string-value="{ &quot;flags&quot;: 4, &quot;matrix&quot;: [0, 0], &quot;x&quot;: 133, &quot;y&quot;: 46 }," calcext:value-type="string">
            <text:p>{ "flags": 4, "matrix": [0, 0], "x": 133, "y": 46 },</text:p>
          </table:table-cell>
        </table:table-row>
        <table:table-row table:style-name="ro1">
          <table:table-cell office:value-type="string" calcext:value-type="string">
            <text:p>KLED71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72]-MIN([.$C$2:.$C$89])" office:value-type="float" office:value="209.7281" calcext:value-type="float">
            <text:p>209.7281</text:p>
          </table:table-cell>
          <table:table-cell table:formula="of:=MAX([.$D$2:.$D$89])-[.D72]" office:value-type="float" office:value="38.4801" calcext:value-type="float">
            <text:p>38.4801</text:p>
          </table:table-cell>
          <table:table-cell table:formula="of:=ROUND([.F72]/MAX([.$F$2:.$F$89])*224;0)" office:value-type="float" office:value="133" calcext:value-type="float">
            <text:p>133</text:p>
          </table:table-cell>
          <table:table-cell table:formula="of:=ROUND([.G72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72]; &quot;, &quot;&quot;y&quot;&quot;: &quot;; [.I72]; &quot; },&quot;)" office:value-type="string" office:string-value="{ &quot;flags&quot;: 4, &quot;matrix&quot;: [0, 0], &quot;x&quot;: 133, &quot;y&quot;: 23 }," calcext:value-type="string">
            <text:p>{ "flags": 4, "matrix": [0, 0], "x": 133, "y": 23 },</text:p>
          </table:table-cell>
        </table:table-row>
        <table:table-row table:style-name="ro1">
          <table:table-cell office:value-type="string" calcext:value-type="string">
            <text:p>KLED72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73]-MIN([.$C$2:.$C$89])" office:value-type="float" office:value="209.2294" calcext:value-type="float">
            <text:p>209.2294</text:p>
          </table:table-cell>
          <table:table-cell table:formula="of:=MAX([.$D$2:.$D$89])-[.D73]" office:value-type="float" office:value="0.383399999999995" calcext:value-type="float">
            <text:p>0.383399999999995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3]; &quot;, &quot;&quot;y&quot;&quot;: &quot;; [.I73]; &quot; },&quot;)" office:value-type="string" office:string-value="{ &quot;flags&quot;: 4, &quot;matrix&quot;: [0, 0], &quot;x&quot;: 133, &quot;y&quot;: 0 }," calcext:value-type="string">
            <text:p>{ "flags": 4, "matrix": [0, 0], "x": 133, "y": 0 },</text:p>
          </table:table-cell>
        </table:table-row>
        <table:table-row table:style-name="ro1">
          <table:table-cell office:value-type="string" calcext:value-type="string">
            <text:p>KLED73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74]-MIN([.$C$2:.$C$89])" office:value-type="float" office:value="229.5473" calcext:value-type="float">
            <text:p>229.5473</text:p>
          </table:table-cell>
          <table:table-cell table:formula="of:=MAX([.$D$2:.$D$89])-[.D74]" office:value-type="float" office:value="78.3263" calcext:value-type="float">
            <text:p>78.3263</text:p>
          </table:table-cell>
          <table:table-cell table:formula="of:=ROUND([.F74]/MAX([.$F$2:.$F$89])*224;0)" office:value-type="float" office:value="145" calcext:value-type="float">
            <text:p>145</text:p>
          </table:table-cell>
          <table:table-cell table:formula="of:=ROUND([.G74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4]; &quot;, &quot;&quot;y&quot;&quot;: &quot;; [.I74]; &quot; },&quot;)" office:value-type="string" office:string-value="{ &quot;flags&quot;: 4, &quot;matrix&quot;: [0, 0], &quot;x&quot;: 145, &quot;y&quot;: 47 }," calcext:value-type="string">
            <text:p>{ "flags": 4, "matrix": [0, 0], "x": 145, "y": 47 },</text:p>
          </table:table-cell>
        </table:table-row>
        <table:table-row table:style-name="ro1">
          <table:table-cell office:value-type="string" calcext:value-type="string">
            <text:p>KLED74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75]-MIN([.$C$2:.$C$89])" office:value-type="float" office:value="229.7135" calcext:value-type="float">
            <text:p>229.7135</text:p>
          </table:table-cell>
          <table:table-cell table:formula="of:=MAX([.$D$2:.$D$89])-[.D75]" office:value-type="float" office:value="40.2266" calcext:value-type="float">
            <text:p>40.2266</text:p>
          </table:table-cell>
          <table:table-cell table:formula="of:=ROUND([.F75]/MAX([.$F$2:.$F$89])*224;0)" office:value-type="float" office:value="145" calcext:value-type="float">
            <text:p>145</text:p>
          </table:table-cell>
          <table:table-cell table:formula="of:=ROUND([.G75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5]; &quot;, &quot;&quot;y&quot;&quot;: &quot;; [.I75]; &quot; },&quot;)" office:value-type="string" office:string-value="{ &quot;flags&quot;: 4, &quot;matrix&quot;: [0, 0], &quot;x&quot;: 145, &quot;y&quot;: 24 }," calcext:value-type="string">
            <text:p>{ "flags": 4, "matrix": [0, 0], "x": 145, "y": 24 },</text:p>
          </table:table-cell>
        </table:table-row>
        <table:table-row table:style-name="ro1">
          <table:table-cell office:value-type="string" calcext:value-type="string">
            <text:p>KLED75</text:p>
          </table:table-cell>
          <table:table-cell table:formula="of:=[.B75]+1" office:value-type="float" office:value="75" calcext:value-type="float">
            <text:p>75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76]-MIN([.$C$2:.$C$89])" office:value-type="float" office:value="253.9596" calcext:value-type="float">
            <text:p>253.9596</text:p>
          </table:table-cell>
          <table:table-cell table:formula="of:=MAX([.$D$2:.$D$89])-[.D76]" office:value-type="float" office:value="78.4328" calcext:value-type="float">
            <text:p>78.4328</text:p>
          </table:table-cell>
          <table:table-cell table:formula="of:=ROUND([.F76]/MAX([.$F$2:.$F$89])*224;0)" office:value-type="float" office:value="161" calcext:value-type="float">
            <text:p>161</text:p>
          </table:table-cell>
          <table:table-cell table:formula="of:=ROUND([.G7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6]; &quot;, &quot;&quot;y&quot;&quot;: &quot;; [.I76]; &quot; },&quot;)" office:value-type="string" office:string-value="{ &quot;flags&quot;: 4, &quot;matrix&quot;: [0, 0], &quot;x&quot;: 161, &quot;y&quot;: 47 }," calcext:value-type="string">
            <text:p>{ "flags": 4, "matrix": [0, 0], "x": 161, "y": 47 },</text:p>
          </table:table-cell>
        </table:table-row>
        <table:table-row table:style-name="ro1">
          <table:table-cell office:value-type="string" calcext:value-type="string">
            <text:p>KLED76</text:p>
          </table:table-cell>
          <table:table-cell table:formula="of:=[.B76]+1" office:value-type="float" office:value="76" calcext:value-type="float">
            <text:p>76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77]-MIN([.$C$2:.$C$89])" office:value-type="float" office:value="248.7633" calcext:value-type="float">
            <text:p>248.7633</text:p>
          </table:table-cell>
          <table:table-cell table:formula="of:=MAX([.$D$2:.$D$89])-[.D77]" office:value-type="float" office:value="40.3097" calcext:value-type="float">
            <text:p>40.3097</text:p>
          </table:table-cell>
          <table:table-cell table:formula="of:=ROUND([.F77]/MAX([.$F$2:.$F$89])*224;0)" office:value-type="float" office:value="158" calcext:value-type="float">
            <text:p>158</text:p>
          </table:table-cell>
          <table:table-cell table:formula="of:=ROUND([.G7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7]; &quot;, &quot;&quot;y&quot;&quot;: &quot;; [.I77]; &quot; },&quot;)" office:value-type="string" office:string-value="{ &quot;flags&quot;: 4, &quot;matrix&quot;: [0, 0], &quot;x&quot;: 158, &quot;y&quot;: 24 }," calcext:value-type="string">
            <text:p>{ "flags": 4, "matrix": [0, 0], "x": 158, "y": 24 },</text:p>
          </table:table-cell>
        </table:table-row>
        <table:table-row table:style-name="ro1">
          <table:table-cell office:value-type="string" calcext:value-type="string">
            <text:p>KLED77</text:p>
          </table:table-cell>
          <table:table-cell table:formula="of:=[.B77]+1" office:value-type="float" office:value="77" calcext:value-type="float">
            <text:p>77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78]-MIN([.$C$2:.$C$89])" office:value-type="float" office:value="248.9296" calcext:value-type="float">
            <text:p>248.9296</text:p>
          </table:table-cell>
          <table:table-cell table:formula="of:=MAX([.$D$2:.$D$89])-[.D78]" office:value-type="float" office:value="2.2101" calcext:value-type="float">
            <text:p>2.2101</text:p>
          </table:table-cell>
          <table:table-cell table:formula="of:=ROUND([.F78]/MAX([.$F$2:.$F$89])*224;0)" office:value-type="float" office:value="158" calcext:value-type="float">
            <text:p>158</text:p>
          </table:table-cell>
          <table:table-cell table:formula="of:=ROUND([.G7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78]; &quot;, &quot;&quot;y&quot;&quot;: &quot;; [.I78]; &quot; },&quot;)" office:value-type="string" office:string-value="{ &quot;flags&quot;: 4, &quot;matrix&quot;: [0, 0], &quot;x&quot;: 158, &quot;y&quot;: 1 }," calcext:value-type="string">
            <text:p>{ "flags": 4, "matrix": [0, 0], "x": 158, "y": 1 },</text:p>
          </table:table-cell>
        </table:table-row>
        <table:table-row table:style-name="ro1">
          <table:table-cell office:value-type="string" calcext:value-type="string">
            <text:p>KLED78</text:p>
          </table:table-cell>
          <table:table-cell table:formula="of:=[.B78]+1" office:value-type="float" office:value="78" calcext:value-type="float">
            <text:p>78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79]-MIN([.$C$2:.$C$89])" office:value-type="float" office:value="267.8132" calcext:value-type="float">
            <text:p>267.8132</text:p>
          </table:table-cell>
          <table:table-cell table:formula="of:=MAX([.$D$2:.$D$89])-[.D79]" office:value-type="float" office:value="40.3929" calcext:value-type="float">
            <text:p>40.3929</text:p>
          </table:table-cell>
          <table:table-cell table:formula="of:=ROUND([.F79]/MAX([.$F$2:.$F$89])*224;0)" office:value-type="float" office:value="170" calcext:value-type="float">
            <text:p>170</text:p>
          </table:table-cell>
          <table:table-cell table:formula="of:=ROUND([.G79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9]; &quot;, &quot;&quot;y&quot;&quot;: &quot;; [.I79]; &quot; },&quot;)" office:value-type="string" office:string-value="{ &quot;flags&quot;: 4, &quot;matrix&quot;: [0, 0], &quot;x&quot;: 170, &quot;y&quot;: 24 }," calcext:value-type="string">
            <text:p>{ "flags": 4, "matrix": [0, 0], "x": 170, "y": 24 },</text:p>
          </table:table-cell>
        </table:table-row>
        <table:table-row table:style-name="ro1">
          <table:table-cell office:value-type="string" calcext:value-type="string">
            <text:p>KLED79</text:p>
          </table:table-cell>
          <table:table-cell table:formula="of:=[.B79]+1" office:value-type="float" office:value="79" calcext:value-type="float">
            <text:p>79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267.9794" calcext:value-type="float">
            <text:p>267.9794</text:p>
          </table:table-cell>
          <table:table-cell table:formula="of:=MAX([.$D$2:.$D$89])-[.D80]" office:value-type="float" office:value="2.2932" calcext:value-type="float">
            <text:p>2.2932</text:p>
          </table:table-cell>
          <table:table-cell table:formula="of:=ROUND([.F80]/MAX([.$F$2:.$F$89])*224;0)" office:value-type="float" office:value="170" calcext:value-type="float">
            <text:p>170</text:p>
          </table:table-cell>
          <table:table-cell table:formula="of:=ROUND([.G80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0]; &quot;, &quot;&quot;y&quot;&quot;: &quot;; [.I80]; &quot; },&quot;)" office:value-type="string" office:string-value="{ &quot;flags&quot;: 4, &quot;matrix&quot;: [0, 0], &quot;x&quot;: 170, &quot;y&quot;: 1 }," calcext:value-type="string">
            <text:p>{ "flags": 4, "matrix": [0, 0], "x": 170, "y": 1 },</text:p>
          </table:table-cell>
        </table:table-row>
        <table:table-row table:style-name="ro1">
          <table:table-cell office:value-type="string" calcext:value-type="string">
            <text:p>KLED80</text:p>
          </table:table-cell>
          <table:table-cell table:formula="of:=[.B80]+1" office:value-type="float" office:value="80" calcext:value-type="float">
            <text:p>8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286.863" calcext:value-type="float">
            <text:p>286.863</text:p>
          </table:table-cell>
          <table:table-cell table:formula="of:=MAX([.$D$2:.$D$89])-[.D81]" office:value-type="float" office:value="40.476" calcext:value-type="float">
            <text:p>40.476</text:p>
          </table:table-cell>
          <table:table-cell table:formula="of:=ROUND([.F81]/MAX([.$F$2:.$F$89])*224;0)" office:value-type="float" office:value="182" calcext:value-type="float">
            <text:p>182</text:p>
          </table:table-cell>
          <table:table-cell table:formula="of:=ROUND([.G8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81]; &quot;, &quot;&quot;y&quot;&quot;: &quot;; [.I81]; &quot; },&quot;)" office:value-type="string" office:string-value="{ &quot;flags&quot;: 4, &quot;matrix&quot;: [0, 0], &quot;x&quot;: 182, &quot;y&quot;: 24 }," calcext:value-type="string">
            <text:p>{ "flags": 4, "matrix": [0, 0], "x": 182, "y": 24 },</text:p>
          </table:table-cell>
        </table:table-row>
        <table:table-row table:style-name="ro1">
          <table:table-cell office:value-type="string" calcext:value-type="string">
            <text:p>KLED81</text:p>
          </table:table-cell>
          <table:table-cell table:formula="of:=[.B81]+1"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287.0292" calcext:value-type="float">
            <text:p>287.0292</text:p>
          </table:table-cell>
          <table:table-cell table:formula="of:=MAX([.$D$2:.$D$89])-[.D82]" office:value-type="float" office:value="2.3763" calcext:value-type="float">
            <text:p>2.3763</text:p>
          </table:table-cell>
          <table:table-cell table:formula="of:=ROUND([.F82]/MAX([.$F$2:.$F$89])*224;0)" office:value-type="float" office:value="182" calcext:value-type="float">
            <text:p>182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2]; &quot;, &quot;&quot;y&quot;&quot;: &quot;; [.I82]; &quot; },&quot;)" office:value-type="string" office:string-value="{ &quot;flags&quot;: 4, &quot;matrix&quot;: [0, 0], &quot;x&quot;: 182, &quot;y&quot;: 1 }," calcext:value-type="string">
            <text:p>{ "flags": 4, "matrix": [0, 0], "x": 182, "y": 1 },</text:p>
          </table:table-cell>
        </table:table-row>
        <table:table-row table:style-name="ro1">
          <table:table-cell office:value-type="string" calcext:value-type="string">
            <text:p>KLED82</text:p>
          </table:table-cell>
          <table:table-cell table:formula="of:=[.B82]+1" office:value-type="float" office:value="82" calcext:value-type="float">
            <text:p>82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306.079" calcext:value-type="float">
            <text:p>306.079</text:p>
          </table:table-cell>
          <table:table-cell table:formula="of:=MAX([.$D$2:.$D$89])-[.D83]" office:value-type="float" office:value="2.45949999999999" calcext:value-type="float">
            <text:p>2.45949999999999</text:p>
          </table:table-cell>
          <table:table-cell table:formula="of:=ROUND([.F83]/MAX([.$F$2:.$F$89])*224;0)" office:value-type="float" office:value="194" calcext:value-type="float">
            <text:p>194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3]; &quot;, &quot;&quot;y&quot;&quot;: &quot;; [.I83]; &quot; },&quot;)" office:value-type="string" office:string-value="{ &quot;flags&quot;: 4, &quot;matrix&quot;: [0, 0], &quot;x&quot;: 194, &quot;y&quot;: 1 }," calcext:value-type="string">
            <text:p>{ "flags": 4, "matrix": [0, 0], "x": 194, "y": 1 },</text:p>
          </table:table-cell>
        </table:table-row>
        <table:table-row table:style-name="ro1">
          <table:table-cell office:value-type="string" calcext:value-type="string">
            <text:p>KLED83</text:p>
          </table:table-cell>
          <table:table-cell table:formula="of:=[.B83]+1" office:value-type="float" office:value="83" calcext:value-type="float">
            <text:p>83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84]-MIN([.$C$2:.$C$89])" office:value-type="float" office:value="290.6633" calcext:value-type="float">
            <text:p>290.6633</text:p>
          </table:table-cell>
          <table:table-cell table:formula="of:=MAX([.$D$2:.$D$89])-[.D84]" office:value-type="float" office:value="93.0601" calcext:value-type="float">
            <text:p>93.0601</text:p>
          </table:table-cell>
          <table:table-cell table:formula="of:=ROUND([.F84]/MAX([.$F$2:.$F$89])*224;0)" office:value-type="float" office:value="184" calcext:value-type="float">
            <text:p>184</text:p>
          </table:table-cell>
          <table:table-cell table:formula="of:=ROUND([.G84]/MAX([.$G$2:.$G$89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 [.H84]; &quot;, &quot;&quot;y&quot;&quot;: &quot;; [.I84]; &quot; },&quot;)" office:value-type="string" office:string-value="{ &quot;flags&quot;: 4, &quot;matrix&quot;: [0, 0], &quot;x&quot;: 184, &quot;y&quot;: 56 }," calcext:value-type="string">
            <text:p>{ "flags": 4, "matrix": [0, 0], "x": 184, "y": 56 },</text:p>
          </table:table-cell>
        </table:table-row>
        <table:table-row table:style-name="ro1">
          <table:table-cell office:value-type="string" calcext:value-type="string">
            <text:p>KLED84</text:p>
          </table:table-cell>
          <table:table-cell table:formula="of:=[.B84]+1" office:value-type="float" office:value="84" calcext:value-type="float">
            <text:p>84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85]-MIN([.$C$2:.$C$89])" office:value-type="float" office:value="303.4719" calcext:value-type="float">
            <text:p>303.4719</text:p>
          </table:table-cell>
          <table:table-cell table:formula="of:=MAX([.$D$2:.$D$89])-[.D85]" office:value-type="float" office:value="78.959" calcext:value-type="float">
            <text:p>78.959</text:p>
          </table:table-cell>
          <table:table-cell table:formula="of:=ROUND([.F85]/MAX([.$F$2:.$F$89])*224;0)" office:value-type="float" office:value="192" calcext:value-type="float">
            <text:p>192</text:p>
          </table:table-cell>
          <table:table-cell table:formula="of:=ROUND([.G8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85]; &quot;, &quot;&quot;y&quot;&quot;: &quot;; [.I85]; &quot; },&quot;)" office:value-type="string" office:string-value="{ &quot;flags&quot;: 4, &quot;matrix&quot;: [0, 0], &quot;x&quot;: 192, &quot;y&quot;: 48 }," calcext:value-type="string">
            <text:p>{ "flags": 4, "matrix": [0, 0], "x": 192, "y": 48 },</text:p>
          </table:table-cell>
        </table:table-row>
        <table:table-row table:style-name="ro1">
          <table:table-cell office:value-type="string" calcext:value-type="string">
            <text:p>KLED85</text:p>
          </table:table-cell>
          <table:table-cell table:formula="of:=[.B85]+1" office:value-type="float" office:value="85" calcext:value-type="float">
            <text:p>85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86]-MIN([.$C$2:.$C$89])" office:value-type="float" office:value="319.4826" calcext:value-type="float">
            <text:p>319.4826</text:p>
          </table:table-cell>
          <table:table-cell table:formula="of:=MAX([.$D$2:.$D$89])-[.D86]" office:value-type="float" office:value="61.3325" calcext:value-type="float">
            <text:p>61.3325</text:p>
          </table:table-cell>
          <table:table-cell table:formula="of:=ROUND([.F86]/MAX([.$F$2:.$F$89])*224;0)" office:value-type="float" office:value="202" calcext:value-type="float">
            <text:p>202</text:p>
          </table:table-cell>
          <table:table-cell table:formula="of:=ROUND([.G8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86]; &quot;, &quot;&quot;y&quot;&quot;: &quot;; [.I86]; &quot; },&quot;)" office:value-type="string" office:string-value="{ &quot;flags&quot;: 4, &quot;matrix&quot;: [0, 0], &quot;x&quot;: 202, &quot;y&quot;: 37 }," calcext:value-type="string">
            <text:p>{ "flags": 4, "matrix": [0, 0], "x": 202, "y": 37 },</text:p>
          </table:table-cell>
        </table:table-row>
        <table:table-row table:style-name="ro1">
          <table:table-cell office:value-type="string" calcext:value-type="string">
            <text:p>KLED86</text:p>
          </table:table-cell>
          <table:table-cell table:formula="of:=[.B86]+1" office:value-type="float" office:value="86" calcext:value-type="float">
            <text:p>86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87]-MIN([.$C$2:.$C$89])" office:value-type="float" office:value="332.2912" calcext:value-type="float">
            <text:p>332.2912</text:p>
          </table:table-cell>
          <table:table-cell table:formula="of:=MAX([.$D$2:.$D$89])-[.D87]" office:value-type="float" office:value="47.2314" calcext:value-type="float">
            <text:p>47.2314</text:p>
          </table:table-cell>
          <table:table-cell table:formula="of:=ROUND([.F87]/MAX([.$F$2:.$F$89])*224;0)" office:value-type="float" office:value="210" calcext:value-type="float">
            <text:p>210</text:p>
          </table:table-cell>
          <table:table-cell table:formula="of:=ROUND([.G87]/MAX([.$G$2:.$G$89])*64;0)" office:value-type="float" office:value="29" calcext:value-type="float">
            <text:p>29</text:p>
          </table:table-cell>
          <table:table-cell/>
          <table:table-cell table:formula="of:=COM.MICROSOFT.CONCAT(&quot;{ &quot;&quot;flags&quot;&quot;: 4, &quot;&quot;matrix&quot;&quot;: [0, 0], &quot;&quot;x&quot;&quot;: &quot;; [.H87]; &quot;, &quot;&quot;y&quot;&quot;: &quot;; [.I87]; &quot; },&quot;)" office:value-type="string" office:string-value="{ &quot;flags&quot;: 4, &quot;matrix&quot;: [0, 0], &quot;x&quot;: 210, &quot;y&quot;: 29 }," calcext:value-type="string">
            <text:p>{ "flags": 4, "matrix": [0, 0], "x": 210, "y": 29 },</text:p>
          </table:table-cell>
        </table:table-row>
        <table:table-row table:style-name="ro1">
          <table:table-cell office:value-type="string" calcext:value-type="string">
            <text:p>KLED87</text:p>
          </table:table-cell>
          <table:table-cell table:formula="of:=[.B87]+1" office:value-type="float" office:value="87" calcext:value-type="float">
            <text:p>87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8]-MIN([.$C$2:.$C$89])" office:value-type="float" office:value="334.6538" calcext:value-type="float">
            <text:p>334.6538</text:p>
          </table:table-cell>
          <table:table-cell table:formula="of:=MAX([.$D$2:.$D$89])-[.D88]" office:value-type="float" office:value="2.58409999999999" calcext:value-type="float">
            <text:p>2.58409999999999</text:p>
          </table:table-cell>
          <table:table-cell table:formula="of:=ROUND([.F88]/MAX([.$F$2:.$F$89])*224;0)" office:value-type="float" office:value="212" calcext:value-type="float">
            <text:p>212</text:p>
          </table:table-cell>
          <table:table-cell table:formula="of:=ROUND([.G88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8]; &quot;, &quot;&quot;y&quot;&quot;: &quot;; [.I88]; &quot; },&quot;)" office:value-type="string" office:string-value="{ &quot;flags&quot;: 4, &quot;matrix&quot;: [0, 0], &quot;x&quot;: 212, &quot;y&quot;: 2 }," calcext:value-type="string">
            <text:p>{ "flags": 4, "matrix": [0, 0], "x": 212, "y": 2 },</text:p>
          </table:table-cell>
        </table:table-row>
        <table:table-row table:style-name="ro1">
          <table:table-cell office:value-type="string" calcext:value-type="string">
            <text:p>KLED88</text:p>
          </table:table-cell>
          <table:table-cell table:formula="of:=[.B88]+1" office:value-type="float" office:value="88" calcext:value-type="float">
            <text:p>8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9]-MIN([.$C$2:.$C$89])" office:value-type="float" office:value="353.7036" calcext:value-type="float">
            <text:p>353.7036</text:p>
          </table:table-cell>
          <table:table-cell table:formula="of:=MAX([.$D$2:.$D$89])-[.D89]" office:value-type="float" office:value="2.6673" calcext:value-type="float">
            <text:p>2.6673</text:p>
          </table:table-cell>
          <table:table-cell table:formula="of:=ROUND([.F89]/MAX([.$F$2:.$F$89])*224;0)" office:value-type="float" office:value="224" calcext:value-type="float">
            <text:p>22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9]; &quot;, &quot;&quot;y&quot;&quot;: &quot;; [.I89]; &quot; },&quot;)" office:value-type="string" office:string-value="{ &quot;flags&quot;: 4, &quot;matrix&quot;: [0, 0], &quot;x&quot;: 224, &quot;y&quot;: 2 }," calcext:value-type="string">
            <text:p>{ "flags": 4, "matrix": [0, 0], "x": 224, "y": 2 },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01:36:33.352470753</dc:date>
    <meta:editing-duration>PT3H20M30S</meta:editing-duration>
    <meta:editing-cycles>11</meta:editing-cycles>
    <meta:generator>LibreOffice/7.3.7.2$Linux_X86_64 LibreOffice_project/30$Build-2</meta:generator>
    <meta:document-statistic meta:table-count="1" meta:cell-count="898" meta:object-count="0"/>
  </office:meta>
</office:document-meta>
</file>